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1.5153102481954" calcext:value-type="float">
            <text:p>-1.5153102481954</text:p>
          </table:table-cell>
          <table:table-cell office:value-type="float" office:value="-1.29692767390095" calcext:value-type="float">
            <text:p>-1.29692767390095</text:p>
          </table:table-cell>
          <table:table-cell office:value-type="float" office:value="-1.24148159885869" calcext:value-type="float">
            <text:p>-1.24148159885869</text:p>
          </table:table-cell>
          <table:table-cell office:value-type="float" office:value="-1.19433338996074" calcext:value-type="float">
            <text:p>-1.19433338996074</text:p>
          </table:table-cell>
          <table:table-cell office:value-type="float" office:value="-0.213049132485865" calcext:value-type="float">
            <text:p>-0.213049132485865</text:p>
          </table:table-cell>
          <table:table-cell office:value-type="float" office:value="-1.43616200254501" calcext:value-type="float">
            <text:p>-1.43616200254501</text:p>
          </table:table-cell>
          <table:table-cell office:value-type="float" office:value="-1.5153102481954" calcext:value-type="float">
            <text:p>-1.5153102481954</text:p>
          </table:table-cell>
          <table:table-cell office:value-type="float" office:value="-1.19433338996074" calcext:value-type="float">
            <text:p>-1.19433338996074</text:p>
          </table:table-cell>
          <table:table-cell office:value-type="float" office:value="-0.213049132485865" calcext:value-type="float">
            <text:p>-0.213049132485865</text:p>
          </table:table-cell>
          <table:table-cell office:value-type="float" office:value="-0.23422915289058" calcext:value-type="float">
            <text:p>-0.23422915289058</text:p>
          </table:table-cell>
          <table:table-cell office:value-type="float" office:value="-1.00541859694792" calcext:value-type="float">
            <text:p>-1.00541859694792</text:p>
          </table:table-cell>
          <table:table-cell office:value-type="float" office:value="0.554580086330956" calcext:value-type="float">
            <text:p>0.554580086330956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0.766012909525809" calcext:value-type="float">
            <text:p>-0.766012909525809</text:p>
          </table:table-cell>
          <table:table-cell office:value-type="float" office:value="-1.06385807434758" calcext:value-type="float">
            <text:p>-1.06385807434758</text:p>
          </table:table-cell>
          <table:table-cell office:value-type="float" office:value="-1.47772808020775" calcext:value-type="float">
            <text:p>-1.47772808020775</text:p>
          </table:table-cell>
          <table:table-cell office:value-type="float" office:value="-0.815408804213821" calcext:value-type="float">
            <text:p>-0.815408804213821</text:p>
          </table:table-cell>
          <table:table-cell office:value-type="float" office:value="-7.2371368436602" calcext:value-type="float">
            <text:p>-7.2371368436602</text:p>
          </table:table-cell>
          <table:table-cell office:value-type="float" office:value="-1.79106259352231" calcext:value-type="float">
            <text:p>-1.79106259352231</text:p>
          </table:table-cell>
          <table:table-cell office:value-type="float" office:value="-2.48133503865801" calcext:value-type="float">
            <text:p>-2.48133503865801</text:p>
          </table:table-cell>
          <table:table-cell office:value-type="float" office:value="-1.32891501265958" calcext:value-type="float">
            <text:p>-1.32891501265958</text:p>
          </table:table-cell>
          <table:table-cell office:value-type="float" office:value="-3.15494504516912" calcext:value-type="float">
            <text:p>-3.15494504516912</text:p>
          </table:table-cell>
          <table:table-cell office:value-type="float" office:value="-1.02850094858053" calcext:value-type="float">
            <text:p>-1.02850094858053</text:p>
          </table:table-cell>
          <table:table-cell office:value-type="float" office:value="-2.11449033505447" calcext:value-type="float">
            <text:p>-2.11449033505447</text:p>
          </table:table-cell>
          <table:table-cell office:value-type="float" office:value="1.95434086184638" calcext:value-type="float">
            <text:p>1.9543408618463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2.18630625640033" calcext:value-type="float">
            <text:p>-2.18630625640033</text:p>
          </table:table-cell>
          <table:table-cell office:value-type="float" office:value="-2.71935863831419" calcext:value-type="float">
            <text:p>-2.71935863831419</text:p>
          </table:table-cell>
          <table:table-cell office:value-type="float" office:value="-1.89974973268169" calcext:value-type="float">
            <text:p>-1.89974973268169</text:p>
          </table:table-cell>
          <table:table-cell office:value-type="float" office:value="-1.58280324308193" calcext:value-type="float">
            <text:p>-1.58280324308193</text:p>
          </table:table-cell>
          <table:table-cell office:value-type="float" office:value="-1.31150696707694" calcext:value-type="float">
            <text:p>-1.31150696707694</text:p>
          </table:table-cell>
          <table:table-cell office:value-type="float" office:value="-3.41632046814725" calcext:value-type="float">
            <text:p>-3.41632046814725</text:p>
          </table:table-cell>
          <table:table-cell office:value-type="float" office:value="-0.744661924088624" calcext:value-type="float">
            <text:p>-0.744661924088624</text:p>
          </table:table-cell>
          <table:table-cell office:value-type="float" office:value="-3.48282362975222" calcext:value-type="float">
            <text:p>-3.48282362975222</text:p>
          </table:table-cell>
          <table:table-cell office:value-type="float" office:value="-1.54098454965236" calcext:value-type="float">
            <text:p>-1.54098454965236</text:p>
          </table:table-cell>
          <table:table-cell office:value-type="float" office:value="-3.17064033075213" calcext:value-type="float">
            <text:p>-3.17064033075213</text:p>
          </table:table-cell>
          <table:table-cell office:value-type="float" office:value="-2.20551557399477" calcext:value-type="float">
            <text:p>-2.20551557399477</text:p>
          </table:table-cell>
          <table:table-cell office:value-type="float" office:value="0.951586015527626" calcext:value-type="float">
            <text:p>0.951586015527626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3.51017604227168" calcext:value-type="float">
            <text:p>-3.51017604227168</text:p>
          </table:table-cell>
          <table:table-cell office:value-type="float" office:value="-3.64883599683959" calcext:value-type="float">
            <text:p>-3.64883599683959</text:p>
          </table:table-cell>
          <table:table-cell office:value-type="float" office:value="-1.67296276269778" calcext:value-type="float">
            <text:p>-1.67296276269778</text:p>
          </table:table-cell>
          <table:table-cell office:value-type="float" office:value="-7.91024633892486" calcext:value-type="float">
            <text:p>-7.91024633892486</text:p>
          </table:table-cell>
          <table:table-cell office:value-type="float" office:value="-3.52716506504759" calcext:value-type="float">
            <text:p>-3.52716506504759</text:p>
          </table:table-cell>
          <table:table-cell office:value-type="float" office:value="-2.97806569051284" calcext:value-type="float">
            <text:p>-2.97806569051284</text:p>
          </table:table-cell>
          <table:table-cell office:value-type="float" office:value="-3.60381813970383" calcext:value-type="float">
            <text:p>-3.60381813970383</text:p>
          </table:table-cell>
          <table:table-cell office:value-type="float" office:value="-0.847340867936014" calcext:value-type="float">
            <text:p>-0.847340867936014</text:p>
          </table:table-cell>
          <table:table-cell office:value-type="float" office:value="-9.71389579752802" calcext:value-type="float">
            <text:p>-9.71389579752802</text:p>
          </table:table-cell>
          <table:table-cell office:value-type="float" office:value="-3.30983058873741" calcext:value-type="float">
            <text:p>-3.30983058873741</text:p>
          </table:table-cell>
          <table:table-cell office:value-type="float" office:value="-4.07223372901996" calcext:value-type="float">
            <text:p>-4.07223372901996</text:p>
          </table:table-cell>
          <table:table-cell office:value-type="float" office:value="2.69784433627107" calcext:value-type="float">
            <text:p>2.69784433627107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4.04821295658248" calcext:value-type="float">
            <text:p>-4.04821295658248</text:p>
          </table:table-cell>
          <table:table-cell office:value-type="float" office:value="-3.46253682131719" calcext:value-type="float">
            <text:p>-3.46253682131719</text:p>
          </table:table-cell>
          <table:table-cell office:value-type="float" office:value="-2.50634871680088" calcext:value-type="float">
            <text:p>-2.50634871680088</text:p>
          </table:table-cell>
          <table:table-cell office:value-type="float" office:value="-2.50662779170006" calcext:value-type="float">
            <text:p>-2.50662779170006</text:p>
          </table:table-cell>
          <table:table-cell office:value-type="float" office:value="-2.80921614745819" calcext:value-type="float">
            <text:p>-2.80921614745819</text:p>
          </table:table-cell>
          <table:table-cell office:value-type="float" office:value="-2.02215108395698" calcext:value-type="float">
            <text:p>-2.02215108395698</text:p>
          </table:table-cell>
          <table:table-cell office:value-type="float" office:value="-2.53964451629002" calcext:value-type="float">
            <text:p>-2.53964451629002</text:p>
          </table:table-cell>
          <table:table-cell office:value-type="float" office:value="-2.66871639402466" calcext:value-type="float">
            <text:p>-2.66871639402466</text:p>
          </table:table-cell>
          <table:table-cell office:value-type="float" office:value="-1.30337170263234" calcext:value-type="float">
            <text:p>-1.30337170263234</text:p>
          </table:table-cell>
          <table:table-cell office:value-type="float" office:value="-9.22623293849597" calcext:value-type="float">
            <text:p>-9.22623293849597</text:p>
          </table:table-cell>
          <table:table-cell office:value-type="float" office:value="-3.30930590692588" calcext:value-type="float">
            <text:p>-3.30930590692588</text:p>
          </table:table-cell>
          <table:table-cell office:value-type="float" office:value="2.20609972983907" calcext:value-type="float">
            <text:p>2.20609972983907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2.76894998869935" calcext:value-type="float">
            <text:p>-2.76894998869935</text:p>
          </table:table-cell>
          <table:table-cell office:value-type="float" office:value="-11.021777922533" calcext:value-type="float">
            <text:p>-11.021777922533</text:p>
          </table:table-cell>
          <table:table-cell office:value-type="float" office:value="-10.620052243301" calcext:value-type="float">
            <text:p>-10.620052243301</text:p>
          </table:table-cell>
          <table:table-cell office:value-type="float" office:value="-2.35105539220892" calcext:value-type="float">
            <text:p>-2.35105539220892</text:p>
          </table:table-cell>
          <table:table-cell office:value-type="float" office:value="-9.13654423486113" calcext:value-type="float">
            <text:p>-9.13654423486113</text:p>
          </table:table-cell>
          <table:table-cell office:value-type="float" office:value="-10.9613977859171" calcext:value-type="float">
            <text:p>-10.9613977859171</text:p>
          </table:table-cell>
          <table:table-cell office:value-type="float" office:value="-4.83248992455724" calcext:value-type="float">
            <text:p>-4.83248992455724</text:p>
          </table:table-cell>
          <table:table-cell office:value-type="float" office:value="-2.62459651375014" calcext:value-type="float">
            <text:p>-2.62459651375014</text:p>
          </table:table-cell>
          <table:table-cell office:value-type="float" office:value="-8.03551759008867" calcext:value-type="float">
            <text:p>-8.03551759008867</text:p>
          </table:table-cell>
          <table:table-cell office:value-type="float" office:value="-5.64615337145734" calcext:value-type="float">
            <text:p>-5.64615337145734</text:p>
          </table:table-cell>
          <table:table-cell office:value-type="float" office:value="-6.79985349673739" calcext:value-type="float">
            <text:p>-6.79985349673739</text:p>
          </table:table-cell>
          <table:table-cell office:value-type="float" office:value="3.58078679269386" calcext:value-type="float">
            <text:p>3.58078679269386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6.63604489562018" calcext:value-type="float">
            <text:p>-6.63604489562018</text:p>
          </table:table-cell>
          <table:table-cell office:value-type="float" office:value="-3.11949608186708" calcext:value-type="float">
            <text:p>-3.11949608186708</text:p>
          </table:table-cell>
          <table:table-cell office:value-type="float" office:value="-4.32372892887263" calcext:value-type="float">
            <text:p>-4.32372892887263</text:p>
          </table:table-cell>
          <table:table-cell office:value-type="float" office:value="-12.6533440621809" calcext:value-type="float">
            <text:p>-12.6533440621809</text:p>
          </table:table-cell>
          <table:table-cell office:value-type="float" office:value="-2.44954906970147" calcext:value-type="float">
            <text:p>-2.44954906970147</text:p>
          </table:table-cell>
          <table:table-cell office:value-type="float" office:value="-4.19221511967374" calcext:value-type="float">
            <text:p>-4.19221511967374</text:p>
          </table:table-cell>
          <table:table-cell office:value-type="float" office:value="-2.32705070843432" calcext:value-type="float">
            <text:p>-2.32705070843432</text:p>
          </table:table-cell>
          <table:table-cell office:value-type="float" office:value="-6.45720669578879" calcext:value-type="float">
            <text:p>-6.45720669578879</text:p>
          </table:table-cell>
          <table:table-cell office:value-type="float" office:value="-5.58967856622184" calcext:value-type="float">
            <text:p>-5.58967856622184</text:p>
          </table:table-cell>
          <table:table-cell office:value-type="float" office:value="-9.45201399364962" calcext:value-type="float">
            <text:p>-9.45201399364962</text:p>
          </table:table-cell>
          <table:table-cell office:value-type="float" office:value="-5.72003281220106" calcext:value-type="float">
            <text:p>-5.72003281220106</text:p>
          </table:table-cell>
          <table:table-cell office:value-type="float" office:value="3.27707624292161" calcext:value-type="float">
            <text:p>3.27707624292161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8.18685421335578" calcext:value-type="float">
            <text:p>-8.18685421335578</text:p>
          </table:table-cell>
          <table:table-cell office:value-type="float" office:value="-9.17955657640942" calcext:value-type="float">
            <text:p>-9.17955657640942</text:p>
          </table:table-cell>
          <table:table-cell office:value-type="float" office:value="-9.89611808766105" calcext:value-type="float">
            <text:p>-9.89611808766105</text:p>
          </table:table-cell>
          <table:table-cell office:value-type="float" office:value="-4.6753848569848" calcext:value-type="float">
            <text:p>-4.6753848569848</text:p>
          </table:table-cell>
          <table:table-cell office:value-type="float" office:value="-4.98414804658884" calcext:value-type="float">
            <text:p>-4.98414804658884</text:p>
          </table:table-cell>
          <table:table-cell office:value-type="float" office:value="-8.82422469204827" calcext:value-type="float">
            <text:p>-8.82422469204827</text:p>
          </table:table-cell>
          <table:table-cell office:value-type="float" office:value="-9.04801236538265" calcext:value-type="float">
            <text:p>-9.04801236538265</text:p>
          </table:table-cell>
          <table:table-cell office:value-type="float" office:value="-8.55969545270074" calcext:value-type="float">
            <text:p>-8.55969545270074</text:p>
          </table:table-cell>
          <table:table-cell office:value-type="float" office:value="-2.70925732585211" calcext:value-type="float">
            <text:p>-2.70925732585211</text:p>
          </table:table-cell>
          <table:table-cell office:value-type="float" office:value="-2.8032366858224" calcext:value-type="float">
            <text:p>-2.8032366858224</text:p>
          </table:table-cell>
          <table:table-cell office:value-type="float" office:value="-6.88664883028061" calcext:value-type="float">
            <text:p>-6.88664883028061</text:p>
          </table:table-cell>
          <table:table-cell office:value-type="float" office:value="2.78615016839529" calcext:value-type="float">
            <text:p>2.78615016839529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0.987530645330506" calcext:value-type="float">
            <text:p>-0.987530645330506</text:p>
          </table:table-cell>
          <table:table-cell office:value-type="float" office:value="-10.2152150884545" calcext:value-type="float">
            <text:p>-10.2152150884545</text:p>
          </table:table-cell>
          <table:table-cell office:value-type="float" office:value="-5.36576921747656" calcext:value-type="float">
            <text:p>-5.36576921747656</text:p>
          </table:table-cell>
          <table:table-cell office:value-type="float" office:value="-14.7422870791051" calcext:value-type="float">
            <text:p>-14.7422870791051</text:p>
          </table:table-cell>
          <table:table-cell office:value-type="float" office:value="-4.80212241722091" calcext:value-type="float">
            <text:p>-4.80212241722091</text:p>
          </table:table-cell>
          <table:table-cell office:value-type="float" office:value="-4.60513763734284" calcext:value-type="float">
            <text:p>-4.60513763734284</text:p>
          </table:table-cell>
          <table:table-cell office:value-type="float" office:value="-4.74066483569113" calcext:value-type="float">
            <text:p>-4.74066483569113</text:p>
          </table:table-cell>
          <table:table-cell office:value-type="float" office:value="-9.32105488277716" calcext:value-type="float">
            <text:p>-9.32105488277716</text:p>
          </table:table-cell>
          <table:table-cell office:value-type="float" office:value="-6.08914189005489" calcext:value-type="float">
            <text:p>-6.08914189005489</text:p>
          </table:table-cell>
          <table:table-cell office:value-type="float" office:value="-2.92463963726027" calcext:value-type="float">
            <text:p>-2.92463963726027</text:p>
          </table:table-cell>
          <table:table-cell office:value-type="float" office:value="-6.37935633307139" calcext:value-type="float">
            <text:p>-6.37935633307139</text:p>
          </table:table-cell>
          <table:table-cell office:value-type="float" office:value="3.99646061464736" calcext:value-type="float">
            <text:p>3.99646061464736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4.81951528527758" calcext:value-type="float">
            <text:p>-4.81951528527758</text:p>
          </table:table-cell>
          <table:table-cell office:value-type="float" office:value="-4.93681726302018" calcext:value-type="float">
            <text:p>-4.93681726302018</text:p>
          </table:table-cell>
          <table:table-cell office:value-type="float" office:value="-13.4629862012495" calcext:value-type="float">
            <text:p>-13.4629862012495</text:p>
          </table:table-cell>
          <table:table-cell office:value-type="float" office:value="-8.89878382926969" calcext:value-type="float">
            <text:p>-8.89878382926969</text:p>
          </table:table-cell>
          <table:table-cell office:value-type="float" office:value="-9.50137741112608" calcext:value-type="float">
            <text:p>-9.50137741112608</text:p>
          </table:table-cell>
          <table:table-cell office:value-type="float" office:value="-3.89872270800419" calcext:value-type="float">
            <text:p>-3.89872270800419</text:p>
          </table:table-cell>
          <table:table-cell office:value-type="float" office:value="-4.18532386482996" calcext:value-type="float">
            <text:p>-4.18532386482996</text:p>
          </table:table-cell>
          <table:table-cell office:value-type="float" office:value="-4.038396710164" calcext:value-type="float">
            <text:p>-4.038396710164</text:p>
          </table:table-cell>
          <table:table-cell office:value-type="float" office:value="-17.9266662413714" calcext:value-type="float">
            <text:p>-17.9266662413714</text:p>
          </table:table-cell>
          <table:table-cell office:value-type="float" office:value="-13.0184823256632" calcext:value-type="float">
            <text:p>-13.0184823256632</text:p>
          </table:table-cell>
          <table:table-cell office:value-type="float" office:value="-8.46870718399758" calcext:value-type="float">
            <text:p>-8.46870718399758</text:p>
          </table:table-cell>
          <table:table-cell office:value-type="float" office:value="4.95533684900024" calcext:value-type="float">
            <text:p>4.95533684900024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13.0338416244282" calcext:value-type="float">
            <text:p>-13.0338416244282</text:p>
          </table:table-cell>
          <table:table-cell office:value-type="float" office:value="-5.05609500172129" calcext:value-type="float">
            <text:p>-5.05609500172129</text:p>
          </table:table-cell>
          <table:table-cell office:value-type="float" office:value="-17.6876590490652" calcext:value-type="float">
            <text:p>-17.6876590490652</text:p>
          </table:table-cell>
          <table:table-cell office:value-type="float" office:value="-8.25153469459328" calcext:value-type="float">
            <text:p>-8.25153469459328</text:p>
          </table:table-cell>
          <table:table-cell office:value-type="float" office:value="-7.06271070933436" calcext:value-type="float">
            <text:p>-7.06271070933436</text:p>
          </table:table-cell>
          <table:table-cell office:value-type="float" office:value="-4.03860744165863" calcext:value-type="float">
            <text:p>-4.03860744165863</text:p>
          </table:table-cell>
          <table:table-cell office:value-type="float" office:value="-12.2905374038617" calcext:value-type="float">
            <text:p>-12.2905374038617</text:p>
          </table:table-cell>
          <table:table-cell office:value-type="float" office:value="-6.3716621006944" calcext:value-type="float">
            <text:p>-6.3716621006944</text:p>
          </table:table-cell>
          <table:table-cell office:value-type="float" office:value="-9.65613745538106" calcext:value-type="float">
            <text:p>-9.65613745538106</text:p>
          </table:table-cell>
          <table:table-cell office:value-type="float" office:value="-3.14900426643968" calcext:value-type="float">
            <text:p>-3.14900426643968</text:p>
          </table:table-cell>
          <table:table-cell office:value-type="float" office:value="-8.65977897471778" calcext:value-type="float">
            <text:p>-8.65977897471778</text:p>
          </table:table-cell>
          <table:table-cell office:value-type="float" office:value="4.56403027742788" calcext:value-type="float">
            <text:p>4.56403027742788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12.0550863241648" calcext:value-type="float">
            <text:p>-12.0550863241648</text:p>
          </table:table-cell>
          <table:table-cell office:value-type="float" office:value="-15.8779634728677" calcext:value-type="float">
            <text:p>-15.8779634728677</text:p>
          </table:table-cell>
          <table:table-cell office:value-type="float" office:value="-12.23076218417" calcext:value-type="float">
            <text:p>-12.23076218417</text:p>
          </table:table-cell>
          <table:table-cell office:value-type="float" office:value="-14.8662928552043" calcext:value-type="float">
            <text:p>-14.8662928552043</text:p>
          </table:table-cell>
          <table:table-cell office:value-type="float" office:value="-11.4253122942152" calcext:value-type="float">
            <text:p>-11.4253122942152</text:p>
          </table:table-cell>
          <table:table-cell office:value-type="float" office:value="-11.5952580819992" calcext:value-type="float">
            <text:p>-11.5952580819992</text:p>
          </table:table-cell>
          <table:table-cell office:value-type="float" office:value="-8.55436689703645" calcext:value-type="float">
            <text:p>-8.55436689703645</text:p>
          </table:table-cell>
          <table:table-cell office:value-type="float" office:value="-16.9462046694248" calcext:value-type="float">
            <text:p>-16.9462046694248</text:p>
          </table:table-cell>
          <table:table-cell office:value-type="float" office:value="-6.27618941402172" calcext:value-type="float">
            <text:p>-6.27618941402172</text:p>
          </table:table-cell>
          <table:table-cell office:value-type="float" office:value="-14.6825007150576" calcext:value-type="float">
            <text:p>-14.6825007150576</text:p>
          </table:table-cell>
          <table:table-cell office:value-type="float" office:value="-12.4509936908162" calcext:value-type="float">
            <text:p>-12.4509936908162</text:p>
          </table:table-cell>
          <table:table-cell office:value-type="float" office:value="3.30093919005167" calcext:value-type="float">
            <text:p>3.30093919005167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7.48754765411783" calcext:value-type="float">
            <text:p>-7.48754765411783</text:p>
          </table:table-cell>
          <table:table-cell office:value-type="float" office:value="-12.0517892956102" calcext:value-type="float">
            <text:p>-12.0517892956102</text:p>
          </table:table-cell>
          <table:table-cell office:value-type="float" office:value="-11.7398948065205" calcext:value-type="float">
            <text:p>-11.7398948065205</text:p>
          </table:table-cell>
          <table:table-cell office:value-type="float" office:value="-7.29008463082085" calcext:value-type="float">
            <text:p>-7.29008463082085</text:p>
          </table:table-cell>
          <table:table-cell office:value-type="float" office:value="-4.99109075059601" calcext:value-type="float">
            <text:p>-4.99109075059601</text:p>
          </table:table-cell>
          <table:table-cell office:value-type="float" office:value="-6.45480165897998" calcext:value-type="float">
            <text:p>-6.45480165897998</text:p>
          </table:table-cell>
          <table:table-cell office:value-type="float" office:value="-15.5650944170884" calcext:value-type="float">
            <text:p>-15.5650944170884</text:p>
          </table:table-cell>
          <table:table-cell office:value-type="float" office:value="-8.41383950568682" calcext:value-type="float">
            <text:p>-8.41383950568682</text:p>
          </table:table-cell>
          <table:table-cell office:value-type="float" office:value="-11.503135671736" calcext:value-type="float">
            <text:p>-11.503135671736</text:p>
          </table:table-cell>
          <table:table-cell office:value-type="float" office:value="-7.63155440981502" calcext:value-type="float">
            <text:p>-7.63155440981502</text:p>
          </table:table-cell>
          <table:table-cell office:value-type="float" office:value="-9.31288328009716" calcext:value-type="float">
            <text:p>-9.31288328009716</text:p>
          </table:table-cell>
          <table:table-cell office:value-type="float" office:value="3.25208604803057" calcext:value-type="float">
            <text:p>3.25208604803057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20.3414824254891" calcext:value-type="float">
            <text:p>-20.3414824254891</text:p>
          </table:table-cell>
          <table:table-cell office:value-type="float" office:value="-15.0704114807697" calcext:value-type="float">
            <text:p>-15.0704114807697</text:p>
          </table:table-cell>
          <table:table-cell office:value-type="float" office:value="-14.6732758606291" calcext:value-type="float">
            <text:p>-14.6732758606291</text:p>
          </table:table-cell>
          <table:table-cell office:value-type="float" office:value="-10.7118900100214" calcext:value-type="float">
            <text:p>-10.7118900100214</text:p>
          </table:table-cell>
          <table:table-cell office:value-type="float" office:value="-14.3140875612865" calcext:value-type="float">
            <text:p>-14.3140875612865</text:p>
          </table:table-cell>
          <table:table-cell office:value-type="float" office:value="-8.96112986517519" calcext:value-type="float">
            <text:p>-8.96112986517519</text:p>
          </table:table-cell>
          <table:table-cell office:value-type="float" office:value="-19.4482100330204" calcext:value-type="float">
            <text:p>-19.4482100330204</text:p>
          </table:table-cell>
          <table:table-cell office:value-type="float" office:value="-19.5390826855447" calcext:value-type="float">
            <text:p>-19.5390826855447</text:p>
          </table:table-cell>
          <table:table-cell office:value-type="float" office:value="-23.8030708915434" calcext:value-type="float">
            <text:p>-23.8030708915434</text:p>
          </table:table-cell>
          <table:table-cell office:value-type="float" office:value="-10.0612356239749" calcext:value-type="float">
            <text:p>-10.0612356239749</text:p>
          </table:table-cell>
          <table:table-cell office:value-type="float" office:value="-15.6923876437454" calcext:value-type="float">
            <text:p>-15.6923876437454</text:p>
          </table:table-cell>
          <table:table-cell office:value-type="float" office:value="4.96040707247669" calcext:value-type="float">
            <text:p>4.96040707247669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table:number-columns-repeated="2" office:value-type="float" office:value="-10.2175614345707" calcext:value-type="float">
            <text:p>-10.2175614345707</text:p>
          </table:table-cell>
          <table:table-cell office:value-type="float" office:value="-10.2934490896121" calcext:value-type="float">
            <text:p>-10.2934490896121</text:p>
          </table:table-cell>
          <table:table-cell office:value-type="float" office:value="-17.8549897908777" calcext:value-type="float">
            <text:p>-17.8549897908777</text:p>
          </table:table-cell>
          <table:table-cell office:value-type="float" office:value="-14.8787726490484" calcext:value-type="float">
            <text:p>-14.8787726490484</text:p>
          </table:table-cell>
          <table:table-cell office:value-type="float" office:value="-16.9571176957822" calcext:value-type="float">
            <text:p>-16.9571176957822</text:p>
          </table:table-cell>
          <table:table-cell office:value-type="float" office:value="-17.8549897908777" calcext:value-type="float">
            <text:p>-17.8549897908777</text:p>
          </table:table-cell>
          <table:table-cell office:value-type="float" office:value="-10.757507194415" calcext:value-type="float">
            <text:p>-10.757507194415</text:p>
          </table:table-cell>
          <table:table-cell office:value-type="float" office:value="-13.4966822775016" calcext:value-type="float">
            <text:p>-13.4966822775016</text:p>
          </table:table-cell>
          <table:table-cell office:value-type="float" office:value="-19.0480199948706" calcext:value-type="float">
            <text:p>-19.0480199948706</text:p>
          </table:table-cell>
          <table:table-cell office:value-type="float" office:value="-14.1576651352127" calcext:value-type="float">
            <text:p>-14.1576651352127</text:p>
          </table:table-cell>
          <table:table-cell office:value-type="float" office:value="3.61465985657794" calcext:value-type="float">
            <text:p>3.61465985657794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float" office:value="-14.9286917912234" calcext:value-type="float">
            <text:p>-14.9286917912234</text:p>
          </table:table-cell>
          <table:table-cell office:value-type="float" office:value="-19.4145666827323" calcext:value-type="float">
            <text:p>-19.4145666827323</text:p>
          </table:table-cell>
          <table:table-cell office:value-type="float" office:value="-19.5974927553086" calcext:value-type="float">
            <text:p>-19.5974927553086</text:p>
          </table:table-cell>
          <table:table-cell office:value-type="float" office:value="-20.4318622105808" calcext:value-type="float">
            <text:p>-20.4318622105808</text:p>
          </table:table-cell>
          <table:table-cell office:value-type="float" office:value="-18.4765844945059" calcext:value-type="float">
            <text:p>-18.4765844945059</text:p>
          </table:table-cell>
          <table:table-cell office:value-type="float" office:value="-19.5974927553086" calcext:value-type="float">
            <text:p>-19.5974927553086</text:p>
          </table:table-cell>
          <table:table-cell office:value-type="float" office:value="-23.4430419569653" calcext:value-type="float">
            <text:p>-23.4430419569653</text:p>
          </table:table-cell>
          <table:table-cell table:number-columns-repeated="3" office:value-type="float" office:value="-22.7470681612379" calcext:value-type="float">
            <text:p>-22.7470681612379</text:p>
          </table:table-cell>
          <table:table-cell office:value-type="float" office:value="-20.4130937130339" calcext:value-type="float">
            <text:p>-20.4130937130339</text:p>
          </table:table-cell>
          <table:table-cell office:value-type="float" office:value="2.61787545880118" calcext:value-type="float">
            <text:p>2.61787545880118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-0.7322496704142756, -0.6327803956456268, -1.6851633087827667, -3.0110476179389334]</text:p>
          </table:table-cell>
          <table:table-cell office:value-type="string" calcext:value-type="string">
            <text:p>[-1.1476745014512568, -1.1028658289056414, -1.444892219534366, -1.4922781457125334]</text:p>
          </table:table-cell>
          <table:table-cell office:value-type="string" calcext:value-type="string">
            <text:p>[-3.314721116438313, -0.2388638722553571, -0.45111422114807453, -0.9612271855929944]</text:p>
          </table:table-cell>
          <table:table-cell office:value-type="string" calcext:value-type="string">
            <text:p>[-2.679290621111763, 0.11684732842747181, -0.6427696245816739, -1.5721206425769907]</text:p>
          </table:table-cell>
          <table:table-cell office:value-type="string" calcext:value-type="string">
            <text:p>[0.003616418142216027, -0.09071643842033517, -0.4569707289715508, -0.30812578069379093]</text:p>
          </table:table-cell>
          <table:table-cell office:value-type="string" calcext:value-type="string">
            <text:p>[0.009491934186178774, -0.5061521250528056, -1.9996074468942915, -3.248380372419102]</text:p>
          </table:table-cell>
          <table:table-cell office:value-type="string" calcext:value-type="string">
            <text:p>[-0.7322496704142756, -0.6327803956456268, -1.6851633087827667, -3.0110476179389334]</text:p>
          </table:table-cell>
          <table:table-cell office:value-type="string" calcext:value-type="string">
            <text:p>[-2.679290621111763, 0.11684732842747181, -0.6427696245816739, -1.5721206425769907]</text:p>
          </table:table-cell>
          <table:table-cell office:value-type="string" calcext:value-type="string">
            <text:p>[0.003616418142216027, -0.09071643842033517, -0.4569707289715508, -0.30812578069379093]</text:p>
          </table:table-cell>
          <table:table-cell office:value-type="string" calcext:value-type="string">
            <text:p>[-0.17840241721556183, -0.10969938848715, -0.29088628267659455, -0.3579285231830154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0.11781581129413077, -0.4362563182461088, -1.2841400328498676, -1.2258394757131308]</text:p>
          </table:table-cell>
          <table:table-cell office:value-type="string" calcext:value-type="string">
            <text:p>[-2.9775638887227895, -0.44866969387602484, -0.4102570627075419, -0.4189416520839595]</text:p>
          </table:table-cell>
          <table:table-cell office:value-type="string" calcext:value-type="string">
            <text:p>[-0.5352759841570354, -0.6862161463638383, -1.7205741609484848, -2.968846029361649]</text:p>
          </table:table-cell>
          <table:table-cell office:value-type="string" calcext:value-type="string">
            <text:p>[-3.516644110137812, -0.1910807999595976, 0.41126921401161143, 0.0348204792305129]</text:p>
          </table:table-cell>
          <table:table-cell office:value-type="string" calcext:value-type="string">
            <text:p>[-24.595666785068282, -0.572092456066664, -1.519394578217237, -2.2613935552886266]</text:p>
          </table:table-cell>
          <table:table-cell office:value-type="string" calcext:value-type="string">
            <text:p>[-1.4378883203115755, -1.3785268564893594, -2.2042475277426643, -2.1435876695456324]</text:p>
          </table:table-cell>
          <table:table-cell office:value-type="string" calcext:value-type="string">
            <text:p>[-2.603710305943685, -0.936761313290968, -2.5619190099182676, -3.8229495254791246]</text:p>
          </table:table-cell>
          <table:table-cell office:value-type="string" calcext:value-type="string">
            <text:p>[-2.8175406437108697, -0.5864864313706919, -0.9584892544092671, -0.9531437211474758]</text:p>
          </table:table-cell>
          <table:table-cell office:value-type="string" calcext:value-type="string">
            <text:p>[-4.093871595668763, -1.2185496898698522, -2.762541441725763, -4.544817453412087]</text:p>
          </table:table-cell>
          <table:table-cell office:value-type="string" calcext:value-type="string">
            <text:p>[-5.344095577249441, 0.16614287915067694, 0.6244977613489966, 0.43945114242763816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3.4808097907905955, -0.8494660286065603, -1.8553820322998016, -2.5595671739043757]</text:p>
          </table:table-cell>
          <table:table-cell office:value-type="string" calcext:value-type="string">
            <text:p>[-6.949885329009331, -0.6614319036016836, -1.4638519838738873, -1.8022653367718577]</text:p>
          </table:table-cell>
          <table:table-cell office:value-type="string" calcext:value-type="string">
            <text:p>[-1.5010032143950136, -1.3577072350533959, -2.39033431404696, -2.349954167231383]</text:p>
          </table:table-cell>
          <table:table-cell office:value-type="string" calcext:value-type="string">
            <text:p>[-7.2009873401583935, 0.31275268161777836, 0.3659619954464066, 0.19105969076649298]</text:p>
          </table:table-cell>
          <table:table-cell office:value-type="string" calcext:value-type="string">
            <text:p>[-5.400346835624181, -0.16512516265576593, -0.11000955582027849, 0.4294536857924691]</text:p>
          </table:table-cell>
          <table:table-cell office:value-type="string" calcext:value-type="string">
            <text:p>[-7.792905149488405, -0.3047961921191833, -2.2421595909746017, -3.325420940006807]</text:p>
          </table:table-cell>
          <table:table-cell office:value-type="string" calcext:value-type="string">
            <text:p>[-0.28840095025592927, -0.129724209853177, -0.864500265112933, -1.696022271132458]</text:p>
          </table:table-cell>
          <table:table-cell office:value-type="string" calcext:value-type="string">
            <text:p>[-1.4371103122478468, -2.4544498247299984, -4.397708234353903, -5.642026147677148]</text:p>
          </table:table-cell>
          <table:table-cell office:value-type="string" calcext:value-type="string">
            <text:p>[-2.939207667058241, -0.9282779432961519, -0.7940566341302802, -1.5023959541247578]</text:p>
          </table:table-cell>
          <table:table-cell office:value-type="string" calcext:value-type="string">
            <text:p>[-4.492279862901838, -1.7485081695716609, -2.92806281202862, -3.5137104785063933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8.090428477999412, -0.737300918358641, -1.850577584045765, -3.3623971886829196]</text:p>
          </table:table-cell>
          <table:table-cell office:value-type="string" calcext:value-type="string">
            <text:p>[-2.7023999757991524, -2.443402935083605, -3.6933952020845595, -5.756145874391039]</text:p>
          </table:table-cell>
          <table:table-cell office:value-type="string" calcext:value-type="string">
            <text:p>[-5.905306751916228, -0.28113812265395666, -0.013352081084461176, -0.4920540951364849]</text:p>
          </table:table-cell>
          <table:table-cell office:value-type="string" calcext:value-type="string">
            <text:p>[-24.661265295274415, -1.163532795536426, -2.6807264721028234, -3.1354607927857714]</text:p>
          </table:table-cell>
          <table:table-cell office:value-type="string" calcext:value-type="string">
            <text:p>[-9.200077096090098, -0.7590549757865661, -1.8309785708616078, -2.3185496174521036]</text:p>
          </table:table-cell>
          <table:table-cell office:value-type="string" calcext:value-type="string">
            <text:p>[-2.6039552825275702, -1.9828103152274457, -3.4551438357170783, -3.870353328579279]</text:p>
          </table:table-cell>
          <table:table-cell office:value-type="string" calcext:value-type="string">
            <text:p>[-3.1652716227510425, -1.2977075466750643, -3.826914213480581, -6.125379175908652]</text:p>
          </table:table-cell>
          <table:table-cell office:value-type="string" calcext:value-type="string">
            <text:p>[-0.11495796061220531, -0.4645677936828463, -1.1332427957049696, -1.6765949217440346]</text:p>
          </table:table-cell>
          <table:table-cell office:value-type="string" calcext:value-type="string">
            <text:p>[-6.36050046483283, -2.9744687078617993, -10.714105446396882, -18.80650857102055]</text:p>
          </table:table-cell>
          <table:table-cell office:value-type="string" calcext:value-type="string">
            <text:p>[-1.3570565626142006, -1.7054896354547378, -4.093978437246815, -6.08279771963387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3.9931515519033844, -1.2681414953248593, -4.174287888251937, -6.7572708908497425]</text:p>
          </table:table-cell>
          <table:table-cell office:value-type="string" calcext:value-type="string">
            <text:p>[-6.4971581428222125, -0.7619736971366642, -2.526850436640915, -4.064165008668974]</text:p>
          </table:table-cell>
          <table:table-cell office:value-type="string" calcext:value-type="string">
            <text:p>[-4.557497272204536, -0.9916065564326892, -1.7912129156781642, -2.6850781228881404]</text:p>
          </table:table-cell>
          <table:table-cell office:value-type="string" calcext:value-type="string">
            <text:p>[-4.761011695632678, -0.6467388496975257, -1.7436093634513927, -2.8751512580186267]</text:p>
          </table:table-cell>
          <table:table-cell office:value-type="string" calcext:value-type="string">
            <text:p>[-2.3714679939952577, -1.957278828199871, -3.28678335289605, -3.6213344147415727]</text:p>
          </table:table-cell>
          <table:table-cell office:value-type="string" calcext:value-type="string">
            <text:p>[-1.112676432117543, -1.032446400642062, -1.895966831226925, -4.04751467184139]</text:p>
          </table:table-cell>
          <table:table-cell office:value-type="string" calcext:value-type="string">
            <text:p>[-3.053138099677244, -0.7456112234050849, -2.626124257779794, -3.7337044842979727]</text:p>
          </table:table-cell>
          <table:table-cell office:value-type="string" calcext:value-type="string">
            <text:p>[-1.3765494648713794, -1.6378042274072024, -3.2957225336627927, -4.36478935015725]</text:p>
          </table:table-cell>
          <table:table-cell office:value-type="string" calcext:value-type="string">
            <text:p>[-3.00889720926083, -0.9183256087733627, -0.32779526222097566, -0.958468730274209]</text:p>
          </table:table-cell>
          <table:table-cell office:value-type="string" calcext:value-type="string">
            <text:p>[-6.603770949438292, -3.6602063224565606, -9.641654033995263, -16.99930044809377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6.737612267922, -0.8560608458804797, -1.8294341473933606, -1.652692693601554]</text:p>
          </table:table-cell>
          <table:table-cell office:value-type="string" calcext:value-type="string">
            <text:p>[-7.141774344931728, -4.762631615830903, -12.363339485027037, -19.81936624434246]</text:p>
          </table:table-cell>
          <table:table-cell office:value-type="string" calcext:value-type="string">
            <text:p>[-30.164573556301576, -2.0687579079857743, -4.175480126284237, -6.071397382632471]</text:p>
          </table:table-cell>
          <table:table-cell office:value-type="string" calcext:value-type="string">
            <text:p>[-3.478323889592283, -0.7077684445722987, -1.708436077672637, -3.50969315699845]</text:p>
          </table:table-cell>
          <table:table-cell office:value-type="string" calcext:value-type="string">
            <text:p>[-18.120121770476636, -3.8842779781114167, -6.757318049858441, -7.784459140998012]</text:p>
          </table:table-cell>
          <table:table-cell office:value-type="string" calcext:value-type="string">
            <text:p>[-36.17922759598389, -2.191773866056912, -2.6120224727878227, -2.8625672088397724]</text:p>
          </table:table-cell>
          <table:table-cell office:value-type="string" calcext:value-type="string">
            <text:p>[-2.6659361939684656, -2.608409201785844, -6.069328379884675, -7.986285922589986]</text:p>
          </table:table-cell>
          <table:table-cell office:value-type="string" calcext:value-type="string">
            <text:p>[-3.9188445856971788, -0.9625861071750341, -2.3903965087242796, -3.2265588534040823]</text:p>
          </table:table-cell>
          <table:table-cell office:value-type="string" calcext:value-type="string">
            <text:p>[-8.426468965997213, -4.3704141674831165, -8.188819766513555, -11.156367460360816]</text:p>
          </table:table-cell>
          <table:table-cell office:value-type="string" calcext:value-type="string">
            <text:p>[-4.499348216908916, -3.1166624041158997, -6.7030537830832015, -8.265549081721346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5.035076940008132, -4.024226939907427, -7.434928025225718, -10.049947677339443]</text:p>
          </table:table-cell>
          <table:table-cell office:value-type="string" calcext:value-type="string">
            <text:p>[-3.408448947629572, -1.1170042547185233, -3.053269578746254, -4.89926154637399]</text:p>
          </table:table-cell>
          <table:table-cell office:value-type="string" calcext:value-type="string">
            <text:p>[-4.8032776581436565, -1.9524384891376867, -4.406286337805576, -6.132913230403592]</text:p>
          </table:table-cell>
          <table:table-cell office:value-type="string" calcext:value-type="string">
            <text:p>[-42.02096870708607, -2.20691300303002, -2.668928190711628, -3.7165663478958777]</text:p>
          </table:table-cell>
          <table:table-cell office:value-type="string" calcext:value-type="string">
            <text:p>[-3.977063834756378, -1.0930160956308832, -2.1084283670260717, -2.61968798139256]</text:p>
          </table:table-cell>
          <table:table-cell office:value-type="string" calcext:value-type="string">
            <text:p>[-8.66058335385247, -1.9571955257551288, -2.369600886866574, -3.781480712220775]</text:p>
          </table:table-cell>
          <table:table-cell office:value-type="string" calcext:value-type="string">
            <text:p>[-4.4457095689980575, -1.395220292793864, -1.8136932137201356, -1.653579758225221]</text:p>
          </table:table-cell>
          <table:table-cell office:value-type="string" calcext:value-type="string">
            <text:p>[-10.557462599989197, -2.3425845122175604, -4.88444928134999, -8.04433038959842]</text:p>
          </table:table-cell>
          <table:table-cell office:value-type="string" calcext:value-type="string">
            <text:p>[-18.239308912244212, -1.2179055622914658, -1.3654275724636733, -1.536072217888007]</text:p>
          </table:table-cell>
          <table:table-cell office:value-type="string" calcext:value-type="string">
            <text:p>[-13.289033259239847, -2.768940815034382, -8.056738746906177, -13.69334315341806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30.265542920614674, -0.9349015051321796, -0.5912894560889059, -0.955682971587346]</text:p>
          </table:table-cell>
          <table:table-cell office:value-type="string" calcext:value-type="string">
            <text:p>[-28.07461051398903, -1.3663852733001969, -2.445525503435153, -4.831705014913323]</text:p>
          </table:table-cell>
          <table:table-cell office:value-type="string" calcext:value-type="string">
            <text:p>[-10.353818807770976, -5.79983027409392, -9.866247841017707, -13.564575427761593]</text:p>
          </table:table-cell>
          <table:table-cell office:value-type="string" calcext:value-type="string">
            <text:p>[-13.635473444213586, -0.8515874443063565, -0.9804551376323634, -3.2340234017868896]</text:p>
          </table:table-cell>
          <table:table-cell office:value-type="string" calcext:value-type="string">
            <text:p>[-5.328339485524491, -1.6668349124241866, -5.008283634023791, -7.933134154382904]</text:p>
          </table:table-cell>
          <table:table-cell office:value-type="string" calcext:value-type="string">
            <text:p>[-3.88527799674645, -5.377067144020997, -10.840167210065577, -15.19438641736004]</text:p>
          </table:table-cell>
          <table:table-cell office:value-type="string" calcext:value-type="string">
            <text:p>[-19.155097708670034, -4.170468715104159, -5.889887879264877, -6.9765951584915165]</text:p>
          </table:table-cell>
          <table:table-cell office:value-type="string" calcext:value-type="string">
            <text:p>[-30.47314017493421, -1.183092241966155, -0.9951707178058822, -1.587378676096729]</text:p>
          </table:table-cell>
          <table:table-cell office:value-type="string" calcext:value-type="string">
            <text:p>[-9.055045964592146, -0.45773246308800086, -0.31995598639629197, -1.0042948893320025]</text:p>
          </table:table-cell>
          <table:table-cell office:value-type="string" calcext:value-type="string">
            <text:p>[-4.6704534607866055, -0.7722986427290968, -2.650031078993087, -3.1201635607807976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1.0075763071785149, 0.14258561627181754, -0.38475746068029615, -2.7003744297350307]</text:p>
          </table:table-cell>
          <table:table-cell office:value-type="string" calcext:value-type="string">
            <text:p>[-35.103393918489175, -1.7813015369833263, -1.567283014765719, -2.408881883579861]</text:p>
          </table:table-cell>
          <table:table-cell office:value-type="string" calcext:value-type="string">
            <text:p>[-14.98021373797953, -1.2252122002957888, -2.165458543134635, -3.092192388496273]</text:p>
          </table:table-cell>
          <table:table-cell office:value-type="string" calcext:value-type="string">
            <text:p>[-51.580982498050545, -2.5948100680960984, -2.26591894947501, -2.527436800798699]</text:p>
          </table:table-cell>
          <table:table-cell office:value-type="string" calcext:value-type="string">
            <text:p>[-8.008910180375395, -2.3773395507978634, -3.692394625497064, -5.129845312213321]</text:p>
          </table:table-cell>
          <table:table-cell office:value-type="string" calcext:value-type="string">
            <text:p>[-11.101823310353609, -1.1969948662073016, -2.729824678235504, -3.391907694574936]</text:p>
          </table:table-cell>
          <table:table-cell office:value-type="string" calcext:value-type="string">
            <text:p>[-14.091689372061712, -0.9725385474135706, -1.6085949072311756, -2.2898365160580525]</text:p>
          </table:table-cell>
          <table:table-cell office:value-type="string" calcext:value-type="string">
            <text:p>[-27.1964277753314, -1.9753249441103238, -3.9031737292561264, -4.209293082410781]</text:p>
          </table:table-cell>
          <table:table-cell office:value-type="string" calcext:value-type="string">
            <text:p>[-11.742201857797973, -2.88368707280775, -4.367942773046574, -5.36273585656728]</text:p>
          </table:table-cell>
          <table:table-cell office:value-type="string" calcext:value-type="string">
            <text:p>[-5.139141256559787, -1.4293231345958723, -2.3040560409018473, -2.8260381169835647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5.4755075676912845, -1.7466031401744742, -4.902342934668713, -7.153607498575831]</text:p>
          </table:table-cell>
          <table:table-cell office:value-type="string" calcext:value-type="string">
            <text:p>[-9.006593694675423, -1.5572609029076645, -2.8613408837407928, -6.322073570756825]</text:p>
          </table:table-cell>
          <table:table-cell office:value-type="string" calcext:value-type="string">
            <text:p>[-37.16939438703848, -4.176883665569275, -5.790924502677353, -6.714742249712891]</text:p>
          </table:table-cell>
          <table:table-cell office:value-type="string" calcext:value-type="string">
            <text:p>[-13.856037239976882, -3.326733674095328, -7.192450530186312, -11.219913872820264]</text:p>
          </table:table-cell>
          <table:table-cell office:value-type="string" calcext:value-type="string">
            <text:p>[-14.054294015413692, -5.014058014720946, -8.724260386013615, -10.212897228356056]</text:p>
          </table:table-cell>
          <table:table-cell office:value-type="string" calcext:value-type="string">
            <text:p>[-9.587822747550101, -0.48725652700236655, -2.3430833400607476, -3.176728217403535]</text:p>
          </table:table-cell>
          <table:table-cell office:value-type="string" calcext:value-type="string">
            <text:p>[-8.275901981852707, -1.0389433986937258, -2.8986831119965695, -4.527766966776858]</text:p>
          </table:table-cell>
          <table:table-cell office:value-type="string" calcext:value-type="string">
            <text:p>[-12.699282591154537, -0.5760178962999962, -1.4356499436507075, -1.4426364095507571]</text:p>
          </table:table-cell>
          <table:table-cell office:value-type="string" calcext:value-type="string">
            <text:p>[-63.23651600765749, -3.1909914839373776, -2.777061746978715, -2.502095726912157]</text:p>
          </table:table-cell>
          <table:table-cell office:value-type="string" calcext:value-type="string">
            <text:p>[-36.420296607783634, -3.688833963732341, -5.533309789829022, -6.431488941307784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32.20706852086719, -2.6220698268746734, -6.185211680542824, -11.12101646942818]</text:p>
          </table:table-cell>
          <table:table-cell office:value-type="string" calcext:value-type="string">
            <text:p>[-5.62682498344238, -4.812927913910214, -5.266819032009362, -4.517808077523222]</text:p>
          </table:table-cell>
          <table:table-cell office:value-type="string" calcext:value-type="string">
            <text:p>[-64.01140200676876, -3.0727726973716063, -1.8782561817330512, -1.7882053103874807]</text:p>
          </table:table-cell>
          <table:table-cell office:value-type="string" calcext:value-type="string">
            <text:p>[-8.15300511562178, -3.719658035157769, -8.51267025834661, -12.620805369246968]</text:p>
          </table:table-cell>
          <table:table-cell office:value-type="string" calcext:value-type="string">
            <text:p>[-21.350278144372293, -1.6683985774582188, -1.5030910207279424, -3.7290750947789775]</text:p>
          </table:table-cell>
          <table:table-cell office:value-type="string" calcext:value-type="string">
            <text:p>[-7.1884258559379965, -1.0802088934277476, -2.0509235215334876, -5.834871495735294]</text:p>
          </table:table-cell>
          <table:table-cell office:value-type="string" calcext:value-type="string">
            <text:p>[-27.176363883900258, -3.9512644984822654, -7.546372682134761, -10.488148550929388]</text:p>
          </table:table-cell>
          <table:table-cell office:value-type="string" calcext:value-type="string">
            <text:p>[-21.482874951780563, -1.5140584479237162, -1.35960059546405, -1.1301144076092617]</text:p>
          </table:table-cell>
          <table:table-cell office:value-type="string" calcext:value-type="string">
            <text:p>[-9.616596940086541, -3.9281808422592546, -10.281187133616854, -14.798584905561585]</text:p>
          </table:table-cell>
          <table:table-cell office:value-type="string" calcext:value-type="string">
            <text:p>[-6.4880456029212885, -0.7523932212274209, -2.1961830828880924, -3.1593951587219227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40.34404380157037, -1.9640125990045831, -2.9000738033509776, -3.0122150927332614]</text:p>
          </table:table-cell>
          <table:table-cell office:value-type="string" calcext:value-type="string">
            <text:p>[-50.46666752077182, -5.103623549857295, -4.389963961592547, -3.5515988592490055]</text:p>
          </table:table-cell>
          <table:table-cell office:value-type="string" calcext:value-type="string">
            <text:p>[-37.24618222646549, -2.784603994350787, -4.1419328890107465, -4.750329626853111]</text:p>
          </table:table-cell>
          <table:table-cell office:value-type="string" calcext:value-type="string">
            <text:p>[-48.35816602709959, -1.9475502595358352, -2.939631889130312, -6.219823245051281]</text:p>
          </table:table-cell>
          <table:table-cell office:value-type="string" calcext:value-type="string">
            <text:p>[-36.92464952431729, -2.5459195623819486, -2.9726621738200842, -3.2580179163416156]</text:p>
          </table:table-cell>
          <table:table-cell office:value-type="string" calcext:value-type="string">
            <text:p>[-21.67866968444878, -5.076328163376287, -8.347976683759173, -11.2780577964126]</text:p>
          </table:table-cell>
          <table:table-cell office:value-type="string" calcext:value-type="string">
            <text:p>[-23.824922925855184, -2.0615854654740584, -2.59157449453562, -5.739384702280925]</text:p>
          </table:table-cell>
          <table:table-cell office:value-type="string" calcext:value-type="string">
            <text:p>[-45.04195865272056, -4.14718851979361, -8.071472332495677, -10.524199172689496]</text:p>
          </table:table-cell>
          <table:table-cell office:value-type="string" calcext:value-type="string">
            <text:p>[-21.186961859334996, -1.7180762809498207, -1.250486371868531, -0.9492331439335144]</text:p>
          </table:table-cell>
          <table:table-cell office:value-type="string" calcext:value-type="string">
            <text:p>[-36.406771530001116, -4.684001208596733, -7.948592766108997, -9.690637355523513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20.483140020076384, -1.8373062467789358, -2.1367609547003674, -5.492983394915618]</text:p>
          </table:table-cell>
          <table:table-cell office:value-type="string" calcext:value-type="string">
            <text:p>[-32.521080908359764, -4.005949354373239, -5.7889288363534686, -5.891198083354454]</text:p>
          </table:table-cell>
          <table:table-cell office:value-type="string" calcext:value-type="string">
            <text:p>[-35.23829358464514, -4.238944073507711, -4.190756897858727, -3.2915846700702467]</text:p>
          </table:table-cell>
          <table:table-cell office:value-type="string" calcext:value-type="string">
            <text:p>[-20.961563555805917, -1.590621640988532, -2.0622617095046314, -4.54589161698431]</text:p>
          </table:table-cell>
          <table:table-cell office:value-type="string" calcext:value-type="string">
            <text:p>[-15.202732447011623, -1.2695602947442763, -1.7805100903350413, -1.7115601702931027]</text:p>
          </table:table-cell>
          <table:table-cell office:value-type="string" calcext:value-type="string">
            <text:p>[-22.807617616645224, -1.531031819383566, -0.7146829690904521, -0.7658742308006783]</text:p>
          </table:table-cell>
          <table:table-cell office:value-type="string" calcext:value-type="string">
            <text:p>[-48.565358956193364, -3.4684397597375627, -4.7028490469321005, -5.523729905490682]</text:p>
          </table:table-cell>
          <table:table-cell office:value-type="string" calcext:value-type="string">
            <text:p>[-30.573695327632123, -1.3746258362223207, -1.1148968801675263, -0.5921399787252923]</text:p>
          </table:table-cell>
          <table:table-cell office:value-type="string" calcext:value-type="string">
            <text:p>[-37.42249212141229, -2.597888977998486, -2.984367438016289, -3.007794149517018]</text:p>
          </table:table-cell>
          <table:table-cell office:value-type="string" calcext:value-type="string">
            <text:p>[-18.35839026974806, -2.1814035866681625, -4.4595452463223495, -5.526878536521518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69.11483822961324, -3.4158370126144755, -3.2367314051382046, -5.5985230545903875]</text:p>
          </table:table-cell>
          <table:table-cell office:value-type="string" calcext:value-type="string">
            <text:p>[-49.886983606395944, -3.88405864039445, -3.421882734773707, -3.0887209415146666]</text:p>
          </table:table-cell>
          <table:table-cell office:value-type="string" calcext:value-type="string">
            <text:p>[-51.773802426926196, -3.4919200585125765, -2.2224646493636646, -1.2049163077139324]</text:p>
          </table:table-cell>
          <table:table-cell office:value-type="string" calcext:value-type="string">
            <text:p>[-18.854204206632264, -1.2474605076041811, -8.076089334849247, -14.669805990999985]</text:p>
          </table:table-cell>
          <table:table-cell office:value-type="string" calcext:value-type="string">
            <text:p>[-49.84801484884507, -3.057294719656567, -2.517700378796772, -1.8333402978474522]</text:p>
          </table:table-cell>
          <table:table-cell office:value-type="string" calcext:value-type="string">
            <text:p>[-32.03407382676118, -1.4601603546236408, -1.4906442499097894, -0.8596410294061441]</text:p>
          </table:table-cell>
          <table:table-cell office:value-type="string" calcext:value-type="string">
            <text:p>[-66.11684980198088, -3.9041238707295145, -3.987192517432492, -3.784673941938843]</text:p>
          </table:table-cell>
          <table:table-cell office:value-type="string" calcext:value-type="string">
            <text:p>[-61.21295264412754, -3.680251547717517, -4.070571575919679, -9.192554974414136]</text:p>
          </table:table-cell>
          <table:table-cell office:value-type="string" calcext:value-type="string">
            <text:p>[-57.52523316969038, -7.914719932612546, -12.778817164203481, -16.99351329966725]</text:p>
          </table:table-cell>
          <table:table-cell office:value-type="string" calcext:value-type="string">
            <text:p>[-36.213336429633046, -1.834916032848244, -1.3636732601732149, -0.83301677324501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table:number-columns-repeated="2" office:value-type="string" calcext:value-type="string">
            <text:p>[-35.13257468903903, -1.9133237760717403, -2.200668627790736, -1.623678645381399]</text:p>
          </table:table-cell>
          <table:table-cell office:value-type="string" calcext:value-type="string">
            <text:p>[-37.63499673381179, -1.7359812662572915, -1.161223690299762, -0.6415946680796925]</text:p>
          </table:table-cell>
          <table:table-cell office:value-type="string" calcext:value-type="string">
            <text:p>[-66.78754890738219, -2.4386983363132275, -1.1595419180627564, -1.0341700017526323]</text:p>
          </table:table-cell>
          <table:table-cell office:value-type="string" calcext:value-type="string">
            <text:p>[-52.41906315981157, -3.146705983110931, -2.4751770675743856, -1.474144385696774]</text:p>
          </table:table-cell>
          <table:table-cell office:value-type="string" calcext:value-type="string">
            <text:p>[-56.872017467327616, -4.2981519358245235, -3.187728024091574, -3.470573355884876]</text:p>
          </table:table-cell>
          <table:table-cell office:value-type="string" calcext:value-type="string">
            <text:p>[-66.78754890738219, -2.4386983363132275, -1.1595419180627564, -1.0341700017526323]</text:p>
          </table:table-cell>
          <table:table-cell office:value-type="string" calcext:value-type="string">
            <text:p>[-37.83033089344008, -1.9064991028939549, -1.9699548562265745, -1.32324392509926]</text:p>
          </table:table-cell>
          <table:table-cell office:value-type="string" calcext:value-type="string">
            <text:p>[-33.35315921692303, -4.454039907528529, -7.20651393189371, -8.973016053661254]</text:p>
          </table:table-cell>
          <table:table-cell office:value-type="string" calcext:value-type="string">
            <text:p>[-67.5525093611725, -4.376697069054658, -2.854113015436921, -1.4087605338181541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-51.56769141311533, -4.019394158267131, -2.7525719398415083, -1.3751096536695373]</text:p>
          </table:table-cell>
          <table:table-cell office:value-type="string" calcext:value-type="string">
            <text:p>[-65.8737794614368, -5.588625671375036, -4.522211277190458, -1.6736503209268117]</text:p>
          </table:table-cell>
          <table:table-cell office:value-type="string" calcext:value-type="string">
            <text:p>[-67.658074002048, -4.660108777705707, -4.011919763917637, -2.059868477563276]</text:p>
          </table:table-cell>
          <table:table-cell office:value-type="string" calcext:value-type="string">
            <text:p>[-73.24506830741161, -5.138915430363777, -2.1387983216928808, -1.204666782854824]</text:p>
          </table:table-cell>
          <table:table-cell office:value-type="string" calcext:value-type="string">
            <text:p>[-65.97098149498287, -4.340002996861592, -2.390005532488937, -1.2053479536901834]</text:p>
          </table:table-cell>
          <table:table-cell office:value-type="string" calcext:value-type="string">
            <text:p>[-67.658074002048, -4.660108777705707, -4.011919763917637, -2.059868477563276]</text:p>
          </table:table-cell>
          <table:table-cell office:value-type="string" calcext:value-type="string">
            <text:p>[-84.97909842689808, -5.869673574905265, -2.0582843132719963, -0.8651115127858322]</text:p>
          </table:table-cell>
          <table:table-cell table:number-columns-repeated="3" office:value-type="string" calcext:value-type="string">
            <text:p>[-81.92238817311852, -5.4961371357325595, -2.308698783503438, -1.2610485525971882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24716219295094655, 0.4878001511193644, 0.566441670733729, 0.6786231101201181]</text:p>
          </table:table-cell>
          <table:table-cell office:value-type="string" calcext:value-type="string">
            <text:p>[0.25152417742977107, 0.4888590802367039, 0.5655834802568898, 0.6677224414724511]</text:p>
          </table:table-cell>
          <table:table-cell office:value-type="string" calcext:value-type="string">
            <text:p>[0.24656079870506384, 0.48558256576297437, 0.5599274462485513, 0.6648568514047838]</text:p>
          </table:table-cell>
          <table:table-cell office:value-type="string" calcext:value-type="string">
            <text:p>[0.25016789032115716, 0.4835694055917567, 0.5604183123641547, 0.6681206771078876]</text:p>
          </table:table-cell>
          <table:table-cell office:value-type="string" calcext:value-type="string">
            <text:p>[0.2564566569884227, 0.4850113469133791, 0.5603842342569221, 0.660174345528904]</text:p>
          </table:table-cell>
          <table:table-cell office:value-type="string" calcext:value-type="string">
            <text:p>[0.24737693263520205, 0.4862566838384479, 0.568383864724001, 0.6790329754052056]</text:p>
          </table:table-cell>
          <table:table-cell office:value-type="string" calcext:value-type="string">
            <text:p>[0.24716219295094655, 0.4878001511193644, 0.566441670733729, 0.6786231101201181]</text:p>
          </table:table-cell>
          <table:table-cell office:value-type="string" calcext:value-type="string">
            <text:p>[0.25016789032115716, 0.4835694055917567, 0.5604183123641547, 0.6681206771078876]</text:p>
          </table:table-cell>
          <table:table-cell office:value-type="string" calcext:value-type="string">
            <text:p>[0.2564566569884227, 0.4850113469133791, 0.5603842342569221, 0.660174345528904]</text:p>
          </table:table-cell>
          <table:table-cell office:value-type="string" calcext:value-type="string">
            <text:p>[0.2537369395524185, 0.4850983741007546, 0.5591394884076007, 0.6602141663713192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571491571025506, 0.4867148121769533, 0.565068723457766, 0.6670095040539671]</text:p>
          </table:table-cell>
          <table:table-cell office:value-type="string" calcext:value-type="string">
            <text:p>[0.29638399001531096, 0.48685804698502266, 0.5611357615795276, 0.6600733980252468]</text:p>
          </table:table-cell>
          <table:table-cell office:value-type="string" calcext:value-type="string">
            <text:p>[0.24855113041468566, 0.4887864898069915, 0.5671987554828427, 0.6775079366773948]</text:p>
          </table:table-cell>
          <table:table-cell office:value-type="string" calcext:value-type="string">
            <text:p>[0.24671985002569152, 0.4857621182250105, 0.55577670916103, 0.6577692959580348]</text:p>
          </table:table-cell>
          <table:table-cell office:value-type="string" calcext:value-type="string">
            <text:p>[0.3110284245203466, 0.48650748936686394, 0.5655897875186755, 0.6721783173227345]</text:p>
          </table:table-cell>
          <table:table-cell office:value-type="string" calcext:value-type="string">
            <text:p>[0.26552823403109366, 0.4925600094667233, 0.5701774086660151, 0.6720996231004439]</text:p>
          </table:table-cell>
          <table:table-cell office:value-type="string" calcext:value-type="string">
            <text:p>[0.29973952222970957, 0.48850298713501916, 0.5714611460705593, 0.6829662882332027]</text:p>
          </table:table-cell>
          <table:table-cell office:value-type="string" calcext:value-type="string">
            <text:p>[0.2997820833933529, 0.4874176590258858, 0.5627587974948666, 0.6652077672487275]</text:p>
          </table:table-cell>
          <table:table-cell office:value-type="string" calcext:value-type="string">
            <text:p>[0.24892406931226455, 0.49025678078185864, 0.5721692286128752, 0.689090876993608]</text:p>
          </table:table-cell>
          <table:table-cell office:value-type="string" calcext:value-type="string">
            <text:p>[0.28337242550362346, 0.48376923197903327, 0.5549943868268012, 0.6550993489746338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252676634122045, 0.4874119829967046, 0.5672031707427784, 0.6755169081497201]</text:p>
          </table:table-cell>
          <table:table-cell office:value-type="string" calcext:value-type="string">
            <text:p>[0.2849507957812926, 0.4888965059543748, 0.5663678727047068, 0.6708190744616866]</text:p>
          </table:table-cell>
          <table:table-cell office:value-type="string" calcext:value-type="string">
            <text:p>[0.26017981599644685, 0.4922981715446293, 0.5707401313075205, 0.6734011345032695]</text:p>
          </table:table-cell>
          <table:table-cell office:value-type="string" calcext:value-type="string">
            <text:p>[0.28276457082595857, 0.48292664832381266, 0.5560707423420964, 0.6571123630679598]</text:p>
          </table:table-cell>
          <table:table-cell office:value-type="string" calcext:value-type="string">
            <text:p>[0.287719127228789, 0.48507665576116643, 0.5584251391741603, 0.6552201672655051]</text:p>
          </table:table-cell>
          <table:table-cell office:value-type="string" calcext:value-type="string">
            <text:p>[0.28249126165060795, 0.48646278952014427, 0.56951434472177, 0.6807039852234241]</text:p>
          </table:table-cell>
          <table:table-cell office:value-type="string" calcext:value-type="string">
            <text:p>[0.24896222378315294, 0.48514339724719713, 0.5625127252510921, 0.6694711560500574]</text:p>
          </table:table-cell>
          <table:table-cell office:value-type="string" calcext:value-type="string">
            <text:p>[0.25983385307324836, 0.4962216259445398, 0.5823423466805422, 0.6950967590850047]</text:p>
          </table:table-cell>
          <table:table-cell office:value-type="string" calcext:value-type="string">
            <text:p>[0.2972532063633782, 0.4893553510255271, 0.5623930810031301, 0.6675856910598753]</text:p>
          </table:table-cell>
          <table:table-cell office:value-type="string" calcext:value-type="string">
            <text:p>[0.2534593863456611, 0.49175711173145764, 0.573599255301248, 0.681271621568444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2586459687572218, 0.488198643707789, 0.5675345584564885, 0.6798157667304847]</text:p>
          </table:table-cell>
          <table:table-cell office:value-type="string" calcext:value-type="string">
            <text:p>[0.25733249677124037, 0.4965261882658388, 0.578570304190225, 0.6958476368850537]</text:p>
          </table:table-cell>
          <table:table-cell office:value-type="string" calcext:value-type="string">
            <text:p>[0.2592959088291205, 0.4859440347798969, 0.5574974295063541, 0.6610592784025435]</text:p>
          </table:table-cell>
          <table:table-cell office:value-type="string" calcext:value-type="string">
            <text:p>[0.3116647162494256, 0.48940643915295884, 0.5724566279648579, 0.6782370266791015]</text:p>
          </table:table-cell>
          <table:table-cell office:value-type="string" calcext:value-type="string">
            <text:p>[0.29961662754130475, 0.48750786454072087, 0.5670345557540588, 0.6745570782421844]</text:p>
          </table:table-cell>
          <table:table-cell office:value-type="string" calcext:value-type="string">
            <text:p>[0.3182789709843157, 0.49413900747958434, 0.5773431979042924, 0.6816679964769293]</text:p>
          </table:table-cell>
          <table:table-cell office:value-type="string" calcext:value-type="string">
            <text:p>[0.25826469493134513, 0.48998657035780635, 0.5782597288541754, 0.6988946999081294]</text:p>
          </table:table-cell>
          <table:table-cell office:value-type="string" calcext:value-type="string">
            <text:p>[0.2589472176707242, 0.48645806753388976, 0.5643074833140176, 0.6693074974047928]</text:p>
          </table:table-cell>
          <table:table-cell office:value-type="string" calcext:value-type="string">
            <text:p>[0.28544477185821066, 0.4976822581955371, 0.6167244455298467, 0.7813955954561158]</text:p>
          </table:table-cell>
          <table:table-cell office:value-type="string" calcext:value-type="string">
            <text:p>[0.26014720303222333, 0.4911700196065949, 0.58008001575213, 0.699300530951396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2554756123213792, 0.48942162404293027, 0.5811371996169897, 0.704241390123255]</text:p>
          </table:table-cell>
          <table:table-cell office:value-type="string" calcext:value-type="string">
            <text:p>[0.2846511065317278, 0.4872682131168589, 0.5715425178656023, 0.6847958780197428]</text:p>
          </table:table-cell>
          <table:table-cell office:value-type="string" calcext:value-type="string">
            <text:p>[0.24983593320191638, 0.4893137616238474, 0.5669538308950578, 0.676605462561644]</text:p>
          </table:table-cell>
          <table:table-cell office:value-type="string" calcext:value-type="string">
            <text:p>[0.2685642969766022, 0.485420816006695, 0.5669526234180292, 0.677664198154317]</text:p>
          </table:table-cell>
          <table:table-cell office:value-type="string" calcext:value-type="string">
            <text:p>[0.2618331904303902, 0.4927802636101522, 0.5759336107587316, 0.6821306228680877]</text:p>
          </table:table-cell>
          <table:table-cell office:value-type="string" calcext:value-type="string">
            <text:p>[0.2689894532332776, 0.4904210281995441, 0.5686812554157443, 0.6854769591061931]</text:p>
          </table:table-cell>
          <table:table-cell office:value-type="string" calcext:value-type="string">
            <text:p>[0.25427296555559464, 0.4881736602389134, 0.5718213898574029, 0.6825744095221221]</text:p>
          </table:table-cell>
          <table:table-cell office:value-type="string" calcext:value-type="string">
            <text:p>[0.2620897044545635, 0.49162190884228707, 0.5756523340856498, 0.6878052662453477]</text:p>
          </table:table-cell>
          <table:table-cell office:value-type="string" calcext:value-type="string">
            <text:p>[0.29947624585827, 0.4891343913326255, 0.5602728435918993, 0.6637431066697136]</text:p>
          </table:table-cell>
          <table:table-cell office:value-type="string" calcext:value-type="string">
            <text:p>[0.2874182660671564, 0.5022269419666356, 0.6104827598660524, 0.769509508706219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2871805730918815, 0.48941297374824977, 0.5681662734283369, 0.6692485942242743]</text:p>
          </table:table-cell>
          <table:table-cell office:value-type="string" calcext:value-type="string">
            <text:p>[0.286617678305117, 0.5085518735449126, 0.6248815320468939, 0.7880572046076427]</text:p>
          </table:table-cell>
          <table:table-cell office:value-type="string" calcext:value-type="string">
            <text:p>[0.3491816334391426, 0.4928400121143185, 0.5815768868051194, 0.6985113151815985]</text:p>
          </table:table-cell>
          <table:table-cell office:value-type="string" calcext:value-type="string">
            <text:p>[0.2623512617926546, 0.48823433246297854, 0.566652646657116, 0.6811887965603786]</text:p>
          </table:table-cell>
          <table:table-cell office:value-type="string" calcext:value-type="string">
            <text:p>[0.3249674090835015, 0.5040561418170194, 0.5960395046856978, 0.7082597236212363]</text:p>
          </table:table-cell>
          <table:table-cell office:value-type="string" calcext:value-type="string">
            <text:p>[0.3589136562297373, 0.4946876119104264, 0.572788644443029, 0.6759157005245334]</text:p>
          </table:table-cell>
          <table:table-cell office:value-type="string" calcext:value-type="string">
            <text:p>[0.3019220902767628, 0.49731353182794513, 0.5912474337817516, 0.7105980003438959]</text:p>
          </table:table-cell>
          <table:table-cell office:value-type="string" calcext:value-type="string">
            <text:p>[0.25535507419454617, 0.489657331502027, 0.5710973723473731, 0.679203619307678]</text:p>
          </table:table-cell>
          <table:table-cell office:value-type="string" calcext:value-type="string">
            <text:p>[0.28962939663513804, 0.5045378991674162, 0.6026851031578434, 0.7314164867710635]</text:p>
          </table:table-cell>
          <table:table-cell office:value-type="string" calcext:value-type="string">
            <text:p>[0.26683929431309006, 0.49838546502136505, 0.5942719335671129, 0.7129413966546649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2715225643031967, 0.5027805718296814, 0.6002752265245819, 0.7249479141901967]</text:p>
          </table:table-cell>
          <table:table-cell office:value-type="string" calcext:value-type="string">
            <text:p>[0.2654835422806555, 0.49048965555342044, 0.5741736999917104, 0.6900027733000105]</text:p>
          </table:table-cell>
          <table:table-cell office:value-type="string" calcext:value-type="string">
            <text:p>[0.2638551665237495, 0.49430569150794496, 0.5812517841142912, 0.6990801619456833]</text:p>
          </table:table-cell>
          <table:table-cell office:value-type="string" calcext:value-type="string">
            <text:p>[0.38449511677876097, 0.49448153791212085, 0.5722930582201465, 0.6822991071736881]</text:p>
          </table:table-cell>
          <table:table-cell office:value-type="string" calcext:value-type="string">
            <text:p>[0.30405132987031935, 0.48937047615858703, 0.5694968382787291, 0.6743763339052632]</text:p>
          </table:table-cell>
          <table:table-cell office:value-type="string" calcext:value-type="string">
            <text:p>[0.30868529930880045, 0.49472116375029324, 0.5711194080692046, 0.6826597512614694]</text:p>
          </table:table-cell>
          <table:table-cell office:value-type="string" calcext:value-type="string">
            <text:p>[0.3044318895179509, 0.49058043738464646, 0.568010749788195, 0.6692188947830068]</text:p>
          </table:table-cell>
          <table:table-cell office:value-type="string" calcext:value-type="string">
            <text:p>[0.29991448047992764, 0.4960375380865356, 0.5852159398124808, 0.7100023914290566]</text:p>
          </table:table-cell>
          <table:table-cell office:value-type="string" calcext:value-type="string">
            <text:p>[0.30517554414983217, 0.4905864056950873, 0.5647527890230001, 0.6682318910813908]</text:p>
          </table:table-cell>
          <table:table-cell office:value-type="string" calcext:value-type="string">
            <text:p>[0.3064718874763937, 0.4959711631868437, 0.6002609220300839, 0.748591354044169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3480399193500153, 0.4895120093072508, 0.5618785138574646, 0.6640460309934166]</text:p>
          </table:table-cell>
          <table:table-cell office:value-type="string" calcext:value-type="string">
            <text:p>[0.31897830180302494, 0.49110297201878317, 0.5716076586935634, 0.688631421952577]</text:p>
          </table:table-cell>
          <table:table-cell office:value-type="string" calcext:value-type="string">
            <text:p>[0.2711744294463175, 0.5111991892186413, 0.61203159915553, 0.747853610402146]</text:p>
          </table:table-cell>
          <table:table-cell office:value-type="string" calcext:value-type="string">
            <text:p>[0.315247361916786, 0.48713034665259125, 0.5624891702041268, 0.6788728233204204]</text:p>
          </table:table-cell>
          <table:table-cell office:value-type="string" calcext:value-type="string">
            <text:p>[0.2617312433265644, 0.49117378971171965, 0.5834695604252731, 0.7093733706812756]</text:p>
          </table:table-cell>
          <table:table-cell office:value-type="string" calcext:value-type="string">
            <text:p>[0.30874255913008314, 0.509893726114283, 0.6182258120968286, 0.7566800009090532]</text:p>
          </table:table-cell>
          <table:table-cell office:value-type="string" calcext:value-type="string">
            <text:p>[0.31582880411461334, 0.505498693643521, 0.5908245772696341, 0.7038513462135662]</text:p>
          </table:table-cell>
          <table:table-cell office:value-type="string" calcext:value-type="string">
            <text:p>[0.3490122327658535, 0.4892482316271542, 0.5630206193625135, 0.6685935407167389]</text:p>
          </table:table-cell>
          <table:table-cell office:value-type="string" calcext:value-type="string">
            <text:p>[0.30695573871153137, 0.48716834352270516, 0.5588559784173681, 0.6650978929552169]</text:p>
          </table:table-cell>
          <table:table-cell office:value-type="string" calcext:value-type="string">
            <text:p>[0.2710189981488307, 0.4881992971331884, 0.5714473977210597, 0.6787868797491312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2613768384722277, 0.4837804429251201, 0.5601093449288483, 0.6767519882520197]</text:p>
          </table:table-cell>
          <table:table-cell office:value-type="string" calcext:value-type="string">
            <text:p>[0.35463515983570215, 0.49299429967635916, 0.5670346787720689, 0.674603409594363]</text:p>
          </table:table-cell>
          <table:table-cell office:value-type="string" calcext:value-type="string">
            <text:p>[0.31643371497875966, 0.49080142972033264, 0.5694267421668102, 0.6780418516392188]</text:p>
          </table:table-cell>
          <table:table-cell office:value-type="string" calcext:value-type="string">
            <text:p>[0.413597655570995, 0.49693753987364125, 0.5708095100999084, 0.6743664422412079]</text:p>
          </table:table-cell>
          <table:table-cell office:value-type="string" calcext:value-type="string">
            <text:p>[0.3251252197923721, 0.4950643947693978, 0.5769581869368521, 0.6916790685180909]</text:p>
          </table:table-cell>
          <table:table-cell office:value-type="string" calcext:value-type="string">
            <text:p>[0.2966497417520437, 0.4895773088805287, 0.5735487000466829, 0.6800549098443486]</text:p>
          </table:table-cell>
          <table:table-cell office:value-type="string" calcext:value-type="string">
            <text:p>[0.3164191967157547, 0.4912702597796141, 0.5670332774215144, 0.6728665362417489]</text:p>
          </table:table-cell>
          <table:table-cell office:value-type="string" calcext:value-type="string">
            <text:p>[0.3186877064572573, 0.4938039679297206, 0.5787466588754783, 0.6846414255735982]</text:p>
          </table:table-cell>
          <table:table-cell office:value-type="string" calcext:value-type="string">
            <text:p>[0.3182254554048991, 0.4970645809053246, 0.5799914915694363, 0.693073665625828]</text:p>
          </table:table-cell>
          <table:table-cell office:value-type="string" calcext:value-type="string">
            <text:p>[0.25976542917818735, 0.4902411521843119, 0.5711293516255411, 0.6768084842005002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2693648140248003, 0.4934395579954699, 0.5873202970706927, 0.7055795693537128]</text:p>
          </table:table-cell>
          <table:table-cell office:value-type="string" calcext:value-type="string">
            <text:p>[0.31660004370576916, 0.491998918710818, 0.5742766114174553, 0.700579937124017]</text:p>
          </table:table-cell>
          <table:table-cell office:value-type="string" calcext:value-type="string">
            <text:p>[0.36303299457708693, 0.503321108156976, 0.5892107867534603, 0.7022998262598871]</text:p>
          </table:table-cell>
          <table:table-cell office:value-type="string" calcext:value-type="string">
            <text:p>[0.3191192281992116, 0.5025883877612879, 0.5983949786593393, 0.7314982308000315]</text:p>
          </table:table-cell>
          <table:table-cell office:value-type="string" calcext:value-type="string">
            <text:p>[0.2741774059742321, 0.5090039258966668, 0.6082779775008423, 0.7244803335885688]</text:p>
          </table:table-cell>
          <table:table-cell office:value-type="string" calcext:value-type="string">
            <text:p>[0.28345298987325906, 0.48781648591518, 0.5701624853102122, 0.6800176345401643]</text:p>
          </table:table-cell>
          <table:table-cell office:value-type="string" calcext:value-type="string">
            <text:p>[0.3166478937112283, 0.4897516595712819, 0.5729733891872956, 0.6882178905719029]</text:p>
          </table:table-cell>
          <table:table-cell office:value-type="string" calcext:value-type="string">
            <text:p>[0.28755500228145103, 0.48734366421651065, 0.5661125858501811, 0.6681048457091348]</text:p>
          </table:table-cell>
          <table:table-cell office:value-type="string" calcext:value-type="string">
            <text:p>[0.450642493937346, 0.4991694731576273, 0.5734089715954453, 0.6748234724806123]</text:p>
          </table:table-cell>
          <table:table-cell office:value-type="string" calcext:value-type="string">
            <text:p>[0.35343214620189123, 0.502451259553687, 0.5897752031134326, 0.6994968984974013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3640813719459974, 0.4957506035302169, 0.5906909101539628, 0.729872864548406]</text:p>
          </table:table-cell>
          <table:table-cell office:value-type="string" calcext:value-type="string">
            <text:p>[0.3387858754985395, 0.5075700860292147, 0.5869772065724543, 0.6856763174631035]</text:p>
          </table:table-cell>
          <table:table-cell office:value-type="string" calcext:value-type="string">
            <text:p>[0.4644799309609765, 0.4990512361525042, 0.567828100955513, 0.6697396311333915]</text:p>
          </table:table-cell>
          <table:table-cell office:value-type="string" calcext:value-type="string">
            <text:p>[0.3148224714879507, 0.5034889407001728, 0.607221228076585, 0.7408720874406791]</text:p>
          </table:table-cell>
          <table:table-cell office:value-type="string" calcext:value-type="string">
            <text:p>[0.311494933334897, 0.4914012977881054, 0.5655038348773994, 0.6825000382697829]</text:p>
          </table:table-cell>
          <table:table-cell office:value-type="string" calcext:value-type="string">
            <text:p>[0.2951641613831776, 0.49067619644728333, 0.5692401693213291, 0.6962895983619829]</text:p>
          </table:table-cell>
          <table:table-cell office:value-type="string" calcext:value-type="string">
            <text:p>[0.3167334311064784, 0.5015042885830034, 0.5981531850487318, 0.7289580938661717]</text:p>
          </table:table-cell>
          <table:table-cell office:value-type="string" calcext:value-type="string">
            <text:p>[0.3095987498817124, 0.49236562325396194, 0.5653240446897375, 0.6657827985253928]</text:p>
          </table:table-cell>
          <table:table-cell office:value-type="string" calcext:value-type="string">
            <text:p>[0.28655503330845505, 0.504264845928284, 0.6148254791230936, 0.7564207858544622]</text:p>
          </table:table-cell>
          <table:table-cell office:value-type="string" calcext:value-type="string">
            <text:p>[0.27220429053558887, 0.4865462151475169, 0.5690607621679799, 0.6793505686982682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3662580357059786, 0.4951333460911221, 0.5734837151598037, 0.6776565615624377]</text:p>
          </table:table-cell>
          <table:table-cell office:value-type="string" calcext:value-type="string">
            <text:p>[0.4080835254629673, 0.5099335446597312, 0.5824845004962702, 0.6813373977301107]</text:p>
          </table:table-cell>
          <table:table-cell office:value-type="string" calcext:value-type="string">
            <text:p>[0.36781372569724297, 0.49781199399262827, 0.5803891166741109, 0.6900338988809844]</text:p>
          </table:table-cell>
          <table:table-cell office:value-type="string" calcext:value-type="string">
            <text:p>[0.3716332625052523, 0.4932417643607534, 0.5738020040148447, 0.7002770649845269]</text:p>
          </table:table-cell>
          <table:table-cell office:value-type="string" calcext:value-type="string">
            <text:p>[0.34912813685415633, 0.49611720025101147, 0.5743367735990604, 0.6788500987827727]</text:p>
          </table:table-cell>
          <table:table-cell office:value-type="string" calcext:value-type="string">
            <text:p>[0.32498260195592393, 0.5087569908463216, 0.6047897595059993, 0.7310254159956419]</text:p>
          </table:table-cell>
          <table:table-cell office:value-type="string" calcext:value-type="string">
            <text:p>[0.3185113100980874, 0.49424190130371976, 0.5725347357097134, 0.6932212534122548]</text:p>
          </table:table-cell>
          <table:table-cell office:value-type="string" calcext:value-type="string">
            <text:p>[0.3614359030928594, 0.5038954980653, 0.6031826986140486, 0.7281434792669272]</text:p>
          </table:table-cell>
          <table:table-cell office:value-type="string" calcext:value-type="string">
            <text:p>[0.31081560602414826, 0.49445342766102374, 0.5652342685168655, 0.6641570057081135]</text:p>
          </table:table-cell>
          <table:table-cell office:value-type="string" calcext:value-type="string">
            <text:p>[0.36280554646949686, 0.5059691331141178, 0.6040698788008398, 0.7220555640480926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3131205304166821, 0.49354707557363525, 0.5696603697357271, 0.6939304309528475]</text:p>
          </table:table-cell>
          <table:table-cell office:value-type="string" calcext:value-type="string">
            <text:p>[0.3560187944978298, 0.5033871015787218, 0.5900273329583255, 0.6971900537054617]</text:p>
          </table:table-cell>
          <table:table-cell office:value-type="string" calcext:value-type="string">
            <text:p>[0.3563618560682655, 0.5060896081618526, 0.5808903070382718, 0.6792797712126155]</text:p>
          </table:table-cell>
          <table:table-cell office:value-type="string" calcext:value-type="string">
            <text:p>[0.3258453856298705, 0.49239289872986197, 0.5681444986773757, 0.6875415628478689]</text:p>
          </table:table-cell>
          <table:table-cell office:value-type="string" calcext:value-type="string">
            <text:p>[0.2779892778122305, 0.49078384423556676, 0.5674925008127254, 0.6704793751101538]</text:p>
          </table:table-cell>
          <table:table-cell office:value-type="string" calcext:value-type="string">
            <text:p>[0.3199478870911326, 0.49119834378270494, 0.5611756370407027, 0.6627935875267476]</text:p>
          </table:table-cell>
          <table:table-cell office:value-type="string" calcext:value-type="string">
            <text:p>[0.4083551694217046, 0.5014943717973841, 0.5855171682904005, 0.6944214412983383]</text:p>
          </table:table-cell>
          <table:table-cell office:value-type="string" calcext:value-type="string">
            <text:p>[0.35637743734675187, 0.4908860930996093, 0.5641832493970232, 0.66202199550365]</text:p>
          </table:table-cell>
          <table:table-cell office:value-type="string" calcext:value-type="string">
            <text:p>[0.36046253154181535, 0.4958177344268709, 0.5741519105809216, 0.6761181801615984]</text:p>
          </table:table-cell>
          <table:table-cell office:value-type="string" calcext:value-type="string">
            <text:p>[0.3178399138190318, 0.49253168518285084, 0.5815654888146305, 0.6957086777300472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484817018353968, 0.5014766878466622, 0.5755742148670909, 0.6956819063844702]</text:p>
          </table:table-cell>
          <table:table-cell office:value-type="string" calcext:value-type="string">
            <text:p>[0.41979719720142594, 0.5033406913107992, 0.5778673238068851, 0.6781403404833427]</text:p>
          </table:table-cell>
          <table:table-cell office:value-type="string" calcext:value-type="string">
            <text:p>[0.43098281765279967, 0.5015638692281613, 0.5695680504513592, 0.6657236237698779]</text:p>
          </table:table-cell>
          <table:table-cell office:value-type="string" calcext:value-type="string">
            <text:p>[0.3187717586687735, 0.491488090158151, 0.600774183360693, 0.7546950477506895]</text:p>
          </table:table-cell>
          <table:table-cell office:value-type="string" calcext:value-type="string">
            <text:p>[0.41814161776951914, 0.4999329966338945, 0.5714388132453048, 0.6700517041468067]</text:p>
          </table:table-cell>
          <table:table-cell office:value-type="string" calcext:value-type="string">
            <text:p>[0.3613325274162137, 0.49110235143776004, 0.566280523894913, 0.6642672523244032]</text:p>
          </table:table-cell>
          <table:table-cell office:value-type="string" calcext:value-type="string">
            <text:p>[0.466875991673757, 0.5031633129850027, 0.5795342550300981, 0.6829547176701409]</text:p>
          </table:table-cell>
          <table:table-cell office:value-type="string" calcext:value-type="string">
            <text:p>[0.4577518452859666, 0.5031090550499869, 0.5786287903042604, 0.7181642027852588]</text:p>
          </table:table-cell>
          <table:table-cell office:value-type="string" calcext:value-type="string">
            <text:p>[0.4057831227445789, 0.5219233119212826, 0.6295765198693768, 0.7690842269732597]</text:p>
          </table:table-cell>
          <table:table-cell office:value-type="string" calcext:value-type="string">
            <text:p>[0.36119094771928784, 0.49235245062622646, 0.5657959717248774, 0.6632835191242923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table:number-columns-repeated="2" office:value-type="string" calcext:value-type="string">
            <text:p>[0.37215208155073504, 0.4927954036047306, 0.5708141514200011, 0.6686570889312103]</text:p>
          </table:table-cell>
          <table:table-cell office:value-type="string" calcext:value-type="string">
            <text:p>[0.3758194309625675, 0.4918651294096006, 0.5643058176475997, 0.6619950858533091]</text:p>
          </table:table-cell>
          <table:table-cell office:value-type="string" calcext:value-type="string">
            <text:p>[0.48591553715198244, 0.4965012661775515, 0.5639135688850446, 0.6646182510496623]</text:p>
          </table:table-cell>
          <table:table-cell office:value-type="string" calcext:value-type="string">
            <text:p>[0.4412866721602129, 0.4999349815275585, 0.5718875362493309, 0.6681808870605551]</text:p>
          </table:table-cell>
          <table:table-cell office:value-type="string" calcext:value-type="string">
            <text:p>[0.398646046573413, 0.5062971381698317, 0.5757488707477165, 0.6808091705833326]</text:p>
          </table:table-cell>
          <table:table-cell office:value-type="string" calcext:value-type="string">
            <text:p>[0.48591553715198244, 0.4965012661775515, 0.5639135688850446, 0.6646182510496623]</text:p>
          </table:table-cell>
          <table:table-cell office:value-type="string" calcext:value-type="string">
            <text:p>[0.3709708991757082, 0.4939239044132477, 0.5685729131668751, 0.6666803074551262]</text:p>
          </table:table-cell>
          <table:table-cell office:value-type="string" calcext:value-type="string">
            <text:p>[0.33670646829882733, 0.5066412494200797, 0.5976341444245771, 0.7185114029231802]</text:p>
          </table:table-cell>
          <table:table-cell office:value-type="string" calcext:value-type="string">
            <text:p>[0.4801575317839993, 0.5058965443808698, 0.5734931751606701, 0.667083891733588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0.43285672496404004, 0.5043707035736964, 0.5725216018779307, 0.6668431517053252]</text:p>
          </table:table-cell>
          <table:table-cell office:value-type="string" calcext:value-type="string">
            <text:p>[0.39528309875620177, 0.511945273651573, 0.5820241115530312, 0.668399623621108]</text:p>
          </table:table-cell>
          <table:table-cell office:value-type="string" calcext:value-type="string">
            <text:p>[0.455612066535928, 0.5074267622545987, 0.5792281773394206, 0.6709352006691234]</text:p>
          </table:table-cell>
          <table:table-cell office:value-type="string" calcext:value-type="string">
            <text:p>[0.5177539802728066, 0.5099599123964879, 0.5699181312693855, 0.6650342027968847]</text:p>
          </table:table-cell>
          <table:table-cell office:value-type="string" calcext:value-type="string">
            <text:p>[0.4844501312473401, 0.5059332712295193, 0.5709727919450409, 0.665726463127233]</text:p>
          </table:table-cell>
          <table:table-cell office:value-type="string" calcext:value-type="string">
            <text:p>[0.455612066535928, 0.5074267622545987, 0.5792281773394206, 0.6709352006691234]</text:p>
          </table:table-cell>
          <table:table-cell office:value-type="string" calcext:value-type="string">
            <text:p>[0.5519253887451785, 0.5134823994681891, 0.5691691452951574, 0.6629610281363766]</text:p>
          </table:table-cell>
          <table:table-cell table:number-columns-repeated="3" office:value-type="string" calcext:value-type="string">
            <text:p>[0.5374495183219001, 0.5116812704436876, 0.5705637908970771, 0.6652198082273469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dh11']</text:p>
          </table:table-cell>
          <table:table-cell office:value-type="string" calcext:value-type="string">
            <text:p>['dh03']</text:p>
          </table:table-cell>
          <table:table-cell office:value-type="string" calcext:value-type="string">
            <text:p>['ap06']</text:p>
          </table:table-cell>
          <table:table-cell office:value-type="string" calcext:value-type="string">
            <text:p>['ap05']</text:p>
          </table:table-cell>
          <table:table-cell office:value-type="string" calcext:value-type="string">
            <text:p>['dh02']</text:p>
          </table:table-cell>
          <table:table-cell office:value-type="string" calcext:value-type="string">
            <text:p>['dh04']</text:p>
          </table:table-cell>
          <table:table-cell office:value-type="string" calcext:value-type="string">
            <text:p>['dh11']</text:p>
          </table:table-cell>
          <table:table-cell office:value-type="string" calcext:value-type="string">
            <text:p>['ap05']</text:p>
          </table:table-cell>
          <table:table-cell office:value-type="string" calcext:value-type="string">
            <text:p>['dh02']</text:p>
          </table:table-cell>
          <table:table-cell office:value-type="string" calcext:value-type="string">
            <text:p>['dh05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dh02', 'dh10']</text:p>
          </table:table-cell>
          <table:table-cell office:value-type="string" calcext:value-type="string">
            <text:p>['ap07', 'dh06']</text:p>
          </table:table-cell>
          <table:table-cell office:value-type="string" calcext:value-type="string">
            <text:p>['dh07', 'dh08']</text:p>
          </table:table-cell>
          <table:table-cell office:value-type="string" calcext:value-type="string">
            <text:p>['ap06', 'dh09']</text:p>
          </table:table-cell>
          <table:table-cell office:value-type="string" calcext:value-type="string">
            <text:p>['ap04', 'ap06']</text:p>
          </table:table-cell>
          <table:table-cell office:value-type="string" calcext:value-type="string">
            <text:p>['ap03', 'dh02']</text:p>
          </table:table-cell>
          <table:table-cell office:value-type="string" calcext:value-type="string">
            <text:p>['ap07', 'dh04']</text:p>
          </table:table-cell>
          <table:table-cell office:value-type="string" calcext:value-type="string">
            <text:p>['ap07', 'dh05']</text:p>
          </table:table-cell>
          <table:table-cell office:value-type="string" calcext:value-type="string">
            <text:p>['ap06', 'dh11']</text:p>
          </table:table-cell>
          <table:table-cell office:value-type="string" calcext:value-type="string">
            <text:p>['ap04', 'dh09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ap06', 'dh01', 'dh10']</text:p>
          </table:table-cell>
          <table:table-cell office:value-type="string" calcext:value-type="string">
            <text:p>['ap03', 'ap04', 'dh05']</text:p>
          </table:table-cell>
          <table:table-cell office:value-type="string" calcext:value-type="string">
            <text:p>['ap03', 'dh06', 'dh07']</text:p>
          </table:table-cell>
          <table:table-cell office:value-type="string" calcext:value-type="string">
            <text:p>['ap04', 'dh02', 'dh09']</text:p>
          </table:table-cell>
          <table:table-cell office:value-type="string" calcext:value-type="string">
            <text:p>['ap04', 'dh03', 'dh06']</text:p>
          </table:table-cell>
          <table:table-cell office:value-type="string" calcext:value-type="string">
            <text:p>['ap04', 'dh07', 'dh10']</text:p>
          </table:table-cell>
          <table:table-cell office:value-type="string" calcext:value-type="string">
            <text:p>['dh06', 'dh07', 'dh08']</text:p>
          </table:table-cell>
          <table:table-cell office:value-type="string" calcext:value-type="string">
            <text:p>['ap03', 'dh04', 'dh06']</text:p>
          </table:table-cell>
          <table:table-cell office:value-type="string" calcext:value-type="string">
            <text:p>['ap07', 'dh08', 'dh10']</text:p>
          </table:table-cell>
          <table:table-cell office:value-type="string" calcext:value-type="string">
            <text:p>['ap06', 'dh03', 'dh07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5', 'ap06', 'dh07', 'dh11']</text:p>
          </table:table-cell>
          <table:table-cell office:value-type="string" calcext:value-type="string">
            <text:p>['dh03', 'dh05', 'dh08', 'dh09']</text:p>
          </table:table-cell>
          <table:table-cell office:value-type="string" calcext:value-type="string">
            <text:p>['ap05', 'ap06', 'dh02', 'dh09']</text:p>
          </table:table-cell>
          <table:table-cell office:value-type="string" calcext:value-type="string">
            <text:p>['ap04', 'ap06', 'dh01', 'dh06']</text:p>
          </table:table-cell>
          <table:table-cell office:value-type="string" calcext:value-type="string">
            <text:p>['ap04', 'ap05', 'dh03', 'dh07']</text:p>
          </table:table-cell>
          <table:table-cell office:value-type="string" calcext:value-type="string">
            <text:p>['ap07', 'dh02', 'dh05', 'dh10']</text:p>
          </table:table-cell>
          <table:table-cell office:value-type="string" calcext:value-type="string">
            <text:p>['ap05', 'dh05', 'dh07', 'dh09']</text:p>
          </table:table-cell>
          <table:table-cell office:value-type="string" calcext:value-type="string">
            <text:p>['ap01', 'dh01', 'dh02', 'dh04']</text:p>
          </table:table-cell>
          <table:table-cell office:value-type="string" calcext:value-type="string">
            <text:p>['ap04', 'dh05', 'dh08', 'dh11']</text:p>
          </table:table-cell>
          <table:table-cell office:value-type="string" calcext:value-type="string">
            <text:p>['dh02', 'dh04', 'dh07', 'dh11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1', 'ap03', 'ap05', 'dh04', 'dh08']</text:p>
          </table:table-cell>
          <table:table-cell office:value-type="string" calcext:value-type="string">
            <text:p>['ap01', 'ap04', 'dh01', 'dh05', 'dh11']</text:p>
          </table:table-cell>
          <table:table-cell office:value-type="string" calcext:value-type="string">
            <text:p>['ap01', 'ap06', 'dh06', 'dh10', 'dh11']</text:p>
          </table:table-cell>
          <table:table-cell office:value-type="string" calcext:value-type="string">
            <text:p>['ap01', 'ap03', 'ap05', 'dh06', 'dh11']</text:p>
          </table:table-cell>
          <table:table-cell office:value-type="string" calcext:value-type="string">
            <text:p>['ap01', 'dh02', 'dh03', 'dh04', 'dh05']</text:p>
          </table:table-cell>
          <table:table-cell office:value-type="string" calcext:value-type="string">
            <text:p>['ap01', 'ap03', 'dh05', 'dh06', 'dh09']</text:p>
          </table:table-cell>
          <table:table-cell office:value-type="string" calcext:value-type="string">
            <text:p>['ap01', 'ap05', 'dh01', 'dh07', 'dh10']</text:p>
          </table:table-cell>
          <table:table-cell office:value-type="string" calcext:value-type="string">
            <text:p>['dh01', 'dh02', 'dh05', 'dh10', 'dh11']</text:p>
          </table:table-cell>
          <table:table-cell office:value-type="string" calcext:value-type="string">
            <text:p>['ap07', 'dh01', 'dh08', 'dh09', 'dh10']</text:p>
          </table:table-cell>
          <table:table-cell office:value-type="string" calcext:value-type="string">
            <text:p>['ap03', 'ap04', 'dh08', 'dh09', 'dh11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3', 'ap04', 'dh01', 'dh02', 'dh03', 'dh10']</text:p>
          </table:table-cell>
          <table:table-cell office:value-type="string" calcext:value-type="string">
            <text:p>['ap03', 'ap04', 'dh01', 'dh02', 'dh08', 'dh11']</text:p>
          </table:table-cell>
          <table:table-cell office:value-type="string" calcext:value-type="string">
            <text:p>['ap03', 'ap04', 'ap05', 'ap06', 'dh01', 'dh04']</text:p>
          </table:table-cell>
          <table:table-cell office:value-type="string" calcext:value-type="string">
            <text:p>['ap01', 'ap03', 'ap06', 'dh01', 'dh09', 'dh11']</text:p>
          </table:table-cell>
          <table:table-cell office:value-type="string" calcext:value-type="string">
            <text:p>['ap06', 'ap07', 'dh02', 'dh05', 'dh07', 'dh10']</text:p>
          </table:table-cell>
          <table:table-cell office:value-type="string" calcext:value-type="string">
            <text:p>['ap01', 'ap04', 'ap06', 'ap07', 'dh01', 'dh02']</text:p>
          </table:table-cell>
          <table:table-cell office:value-type="string" calcext:value-type="string">
            <text:p>['ap01', 'ap07', 'dh01', 'dh04', 'dh07', 'dh10']</text:p>
          </table:table-cell>
          <table:table-cell office:value-type="string" calcext:value-type="string">
            <text:p>['ap03', 'ap05', 'dh05', 'dh06', 'dh07', 'dh10']</text:p>
          </table:table-cell>
          <table:table-cell office:value-type="string" calcext:value-type="string">
            <text:p>['ap04', 'dh02', 'dh03', 'dh07', 'dh08', 'dh09']</text:p>
          </table:table-cell>
          <table:table-cell office:value-type="string" calcext:value-type="string">
            <text:p>['ap05', 'dh02', 'dh03', 'dh04', 'dh07', 'dh09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1', 'ap03', 'ap06', 'dh02', 'dh07', 'dh09', 'dh11']</text:p>
          </table:table-cell>
          <table:table-cell office:value-type="string" calcext:value-type="string">
            <text:p>['dh02', 'dh04', 'dh05', 'dh07', 'dh08', 'dh10', 'dh11']</text:p>
          </table:table-cell>
          <table:table-cell office:value-type="string" calcext:value-type="string">
            <text:p>['ap03', 'ap06', 'dh03', 'dh05', 'dh07', 'dh10', 'dh11']</text:p>
          </table:table-cell>
          <table:table-cell office:value-type="string" calcext:value-type="string">
            <text:p>['ap03', 'ap04', 'ap06', 'ap07', 'dh05', 'dh07', 'dh08']</text:p>
          </table:table-cell>
          <table:table-cell office:value-type="string" calcext:value-type="string">
            <text:p>['ap01', 'ap07', 'dh05', 'dh06', 'dh07', 'dh08', 'dh10']</text:p>
          </table:table-cell>
          <table:table-cell office:value-type="string" calcext:value-type="string">
            <text:p>['ap03', 'ap05', 'ap07', 'dh02', 'dh06', 'dh09', 'dh10']</text:p>
          </table:table-cell>
          <table:table-cell office:value-type="string" calcext:value-type="string">
            <text:p>['ap07', 'dh01', 'dh03', 'dh04', 'dh06', 'dh09', 'dh10']</text:p>
          </table:table-cell>
          <table:table-cell office:value-type="string" calcext:value-type="string">
            <text:p>['ap04', 'ap05', 'dh01', 'dh02', 'dh07', 'dh08', 'dh09']</text:p>
          </table:table-cell>
          <table:table-cell office:value-type="string" calcext:value-type="string">
            <text:p>['ap01', 'ap06', 'ap07', 'dh04', 'dh05', 'dh08', 'dh09']</text:p>
          </table:table-cell>
          <table:table-cell office:value-type="string" calcext:value-type="string">
            <text:p>['ap01', 'ap04', 'ap05', 'dh04', 'dh07', 'dh09', 'dh11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4', 'ap07', 'dh02', 'dh03', 'dh05', 'dh06', 'dh09', 'dh10']</text:p>
          </table:table-cell>
          <table:table-cell office:value-type="string" calcext:value-type="string">
            <text:p>['ap01', 'ap03', 'ap04', 'ap06', 'dh01', 'dh03', 'dh08', 'dh09']</text:p>
          </table:table-cell>
          <table:table-cell office:value-type="string" calcext:value-type="string">
            <text:p>['ap01', 'ap06', 'dh03', 'dh04', 'dh06', 'dh09', 'dh10', 'dh11']</text:p>
          </table:table-cell>
          <table:table-cell office:value-type="string" calcext:value-type="string">
            <text:p>['ap01', 'ap03', 'ap05', 'ap07', 'dh02', 'dh04', 'dh09', 'dh11']</text:p>
          </table:table-cell>
          <table:table-cell office:value-type="string" calcext:value-type="string">
            <text:p>['ap05', 'dh03', 'dh04', 'dh05', 'dh06', 'dh07', 'dh08', 'dh11']</text:p>
          </table:table-cell>
          <table:table-cell office:value-type="string" calcext:value-type="string">
            <text:p>['ap01', 'ap07', 'dh01', 'dh04', 'dh05', 'dh07', 'dh09', 'dh10']</text:p>
          </table:table-cell>
          <table:table-cell office:value-type="string" calcext:value-type="string">
            <text:p>['ap03', 'ap06', 'ap07', 'dh01', 'dh03', 'dh04', 'dh05', 'dh10']</text:p>
          </table:table-cell>
          <table:table-cell office:value-type="string" calcext:value-type="string">
            <text:p>['ap03', 'ap04', 'ap05', 'ap06', 'dh01', 'dh02', 'dh09', 'dh10']</text:p>
          </table:table-cell>
          <table:table-cell office:value-type="string" calcext:value-type="string">
            <text:p>['ap03', 'ap05', 'ap07', 'dh04', 'dh05', 'dh06', 'dh08', 'dh09']</text:p>
          </table:table-cell>
          <table:table-cell office:value-type="string" calcext:value-type="string">
            <text:p>['ap01', 'ap03', 'ap05', 'dh02', 'dh05', 'dh06', 'dh08', 'dh10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1', 'dh02', 'dh03', 'dh04', 'dh06', 'dh07', 'dh08', 'dh09', 'dh10']</text:p>
          </table:table-cell>
          <table:table-cell office:value-type="string" calcext:value-type="string">
            <text:p>['ap01', 'ap03', 'ap04', 'ap07', 'dh01', 'dh05', 'dh08', 'dh09', 'dh10']</text:p>
          </table:table-cell>
          <table:table-cell office:value-type="string" calcext:value-type="string">
            <text:p>['ap01', 'ap03', 'ap05', 'ap07', 'dh03', 'dh06', 'dh07', 'dh08', 'dh11']</text:p>
          </table:table-cell>
          <table:table-cell office:value-type="string" calcext:value-type="string">
            <text:p>['ap04', 'ap05', 'ap06', 'ap07', 'dh05', 'dh06', 'dh07', 'dh10', 'dh11']</text:p>
          </table:table-cell>
          <table:table-cell office:value-type="string" calcext:value-type="string">
            <text:p>['ap01', 'ap05', 'ap07', 'dh01', 'dh02', 'dh03', 'dh05', 'dh08', 'dh09']</text:p>
          </table:table-cell>
          <table:table-cell office:value-type="string" calcext:value-type="string">
            <text:p>['ap01', 'ap04', 'ap05', 'dh02', 'dh03', 'dh04', 'dh05', 'dh10', 'dh11']</text:p>
          </table:table-cell>
          <table:table-cell office:value-type="string" calcext:value-type="string">
            <text:p>['ap01', 'ap03', 'ap05', 'ap07', 'dh02', 'dh04', 'dh06', 'dh10', 'dh11']</text:p>
          </table:table-cell>
          <table:table-cell office:value-type="string" calcext:value-type="string">
            <text:p>['ap01', 'ap03', 'ap04', 'ap06', 'dh01', 'dh06', 'dh07', 'dh08', 'dh10']</text:p>
          </table:table-cell>
          <table:table-cell office:value-type="string" calcext:value-type="string">
            <text:p>['ap05', 'ap07', 'dh02', 'dh03', 'dh05', 'dh06', 'dh08', 'dh10', 'dh11']</text:p>
          </table:table-cell>
          <table:table-cell office:value-type="string" calcext:value-type="string">
            <text:p>['ap01', 'ap06', 'dh01', 'dh03', 'dh05', 'dh06', 'dh07', 'dh09', 'dh11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3', 'ap05', 'dh01', 'dh03', 'dh05', 'dh06', 'dh07', 'dh09', 'dh10', 'dh11']</text:p>
          </table:table-cell>
          <table:table-cell office:value-type="string" calcext:value-type="string">
            <text:p>['ap03', 'ap04', 'ap05', 'dh01', 'dh02', 'dh04', 'dh05', 'dh09', 'dh10', 'dh11']</text:p>
          </table:table-cell>
          <table:table-cell office:value-type="string" calcext:value-type="string">
            <text:p>['ap01', 'ap04', 'ap06', 'ap07', 'dh01', 'dh03', 'dh05', 'dh07', 'dh10', 'dh11']</text:p>
          </table:table-cell>
          <table:table-cell office:value-type="string" calcext:value-type="string">
            <text:p>['ap01', 'ap03', 'ap05', 'ap07', 'dh01', 'dh03', 'dh04', 'dh07', 'dh09', 'dh11']</text:p>
          </table:table-cell>
          <table:table-cell office:value-type="string" calcext:value-type="string">
            <text:p>['ap01', 'ap03', 'ap05', 'ap06', 'dh02', 'dh06', 'dh07', 'dh08', 'dh10', 'dh11']</text:p>
          </table:table-cell>
          <table:table-cell office:value-type="string" calcext:value-type="string">
            <text:p>['ap01', 'ap04', 'dh01', 'dh02', 'dh04', 'dh06', 'dh07', 'dh08', 'dh09', 'dh10']</text:p>
          </table:table-cell>
          <table:table-cell office:value-type="string" calcext:value-type="string">
            <text:p>['ap03', 'ap04', 'ap05', 'dh04', 'dh05', 'dh06', 'dh07', 'dh09', 'dh10', 'dh11']</text:p>
          </table:table-cell>
          <table:table-cell office:value-type="string" calcext:value-type="string">
            <text:p>['ap01', 'ap03', 'ap04', 'dh01', 'dh02', 'dh05', 'dh06', 'dh07', 'dh10', 'dh11']</text:p>
          </table:table-cell>
          <table:table-cell office:value-type="string" calcext:value-type="string">
            <text:p>['ap01', 'ap03', 'ap04', 'ap05', 'ap06', 'ap07', 'dh01', 'dh02', 'dh04', 'dh05']</text:p>
          </table:table-cell>
          <table:table-cell office:value-type="string" calcext:value-type="string">
            <text:p>['ap01', 'ap03', 'ap04', 'ap05', 'ap07', 'dh02', 'dh06', 'dh08', 'dh10', 'dh11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1', 'ap03', 'ap04', 'ap05', 'ap06', 'dh01', 'dh02', 'dh04', 'dh08', 'dh09', 'dh11']</text:p>
          </table:table-cell>
          <table:table-cell office:value-type="string" calcext:value-type="string">
            <text:p>['ap01', 'ap07', 'dh01', 'dh02', 'dh03', 'dh04', 'dh05', 'dh07', 'dh08', 'dh09', 'dh10']</text:p>
          </table:table-cell>
          <table:table-cell office:value-type="string" calcext:value-type="string">
            <text:p>['ap01', 'ap03', 'ap04', 'ap05', 'ap06', 'ap07', 'dh02', 'dh03', 'dh05', 'dh09', 'dh11']</text:p>
          </table:table-cell>
          <table:table-cell office:value-type="string" calcext:value-type="string">
            <text:p>['ap01', 'ap05', 'ap07', 'dh02', 'dh03', 'dh04', 'dh05', 'dh06', 'dh07', 'dh09', 'dh11']</text:p>
          </table:table-cell>
          <table:table-cell office:value-type="string" calcext:value-type="string">
            <text:p>['ap01', 'ap03', 'ap05', 'ap06', 'ap07', 'dh01', 'dh02', 'dh06', 'dh08', 'dh09', 'dh11']</text:p>
          </table:table-cell>
          <table:table-cell office:value-type="string" calcext:value-type="string">
            <text:p>['ap01', 'ap04', 'ap05', 'dh01', 'dh02', 'dh03', 'dh06', 'dh08', 'dh09', 'dh10', 'dh11']</text:p>
          </table:table-cell>
          <table:table-cell office:value-type="string" calcext:value-type="string">
            <text:p>['ap01', 'ap04', 'ap06', 'dh01', 'dh02', 'dh03', 'dh05', 'dh07', 'dh08', 'dh10', 'dh11']</text:p>
          </table:table-cell>
          <table:table-cell office:value-type="string" calcext:value-type="string">
            <text:p>['ap01', 'ap03', 'ap05', 'ap06', 'ap07', 'dh01', 'dh06', 'dh07', 'dh08', 'dh09', 'dh11']</text:p>
          </table:table-cell>
          <table:table-cell office:value-type="string" calcext:value-type="string">
            <text:p>['ap01', 'ap03', 'ap04', 'dh01', 'dh02', 'dh03', 'dh04', 'dh07', 'dh08', 'dh09', 'dh11']</text:p>
          </table:table-cell>
          <table:table-cell office:value-type="string" calcext:value-type="string">
            <text:p>['ap01', 'ap03', 'ap05', 'dh01', 'dh02', 'dh04', 'dh05', 'dh06', 'dh07', 'dh10', 'dh11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1', 'ap03', 'ap04', 'ap07', 'dh02', 'dh03', 'dh04', 'dh05', 'dh07', 'dh08', 'dh10', 'dh11']</text:p>
          </table:table-cell>
          <table:table-cell office:value-type="string" calcext:value-type="string">
            <text:p>['ap04', 'ap05', 'ap06', 'ap07', 'dh01', 'dh02', 'dh03', 'dh04', 'dh05', 'dh07', 'dh08', 'dh10']</text:p>
          </table:table-cell>
          <table:table-cell office:value-type="string" calcext:value-type="string">
            <text:p>['ap01', 'ap04', 'ap05', 'ap06', 'dh01', 'dh02', 'dh03', 'dh05', 'dh06', 'dh08', 'dh10', 'dh11']</text:p>
          </table:table-cell>
          <table:table-cell office:value-type="string" calcext:value-type="string">
            <text:p>['ap01', 'ap03', 'ap04', 'ap05', 'ap07', 'dh01', 'dh03', 'dh05', 'dh06', 'dh08', 'dh09', 'dh11']</text:p>
          </table:table-cell>
          <table:table-cell office:value-type="string" calcext:value-type="string">
            <text:p>['ap03', 'ap04', 'ap05', 'ap07', 'dh01', 'dh05', 'dh06', 'dh07', 'dh08', 'dh09', 'dh10', 'dh11']</text:p>
          </table:table-cell>
          <table:table-cell office:value-type="string" calcext:value-type="string">
            <text:p>['ap03', 'ap05', 'ap06', 'ap07', 'dh02', 'dh04', 'dh05', 'dh06', 'dh07', 'dh08', 'dh09', 'dh11']</text:p>
          </table:table-cell>
          <table:table-cell office:value-type="string" calcext:value-type="string">
            <text:p>['ap01', 'ap03', 'ap05', 'ap06', 'ap07', 'dh03', 'dh05', 'dh06', 'dh08', 'dh09', 'dh10', 'dh11']</text:p>
          </table:table-cell>
          <table:table-cell office:value-type="string" calcext:value-type="string">
            <text:p>['ap01', 'ap03', 'ap04', 'ap05', 'ap07', 'dh01', 'dh04', 'dh05', 'dh06', 'dh07', 'dh08', 'dh09']</text:p>
          </table:table-cell>
          <table:table-cell office:value-type="string" calcext:value-type="string">
            <text:p>['ap03', 'ap05', 'ap06', 'ap07', 'dh01', 'dh03', 'dh04', 'dh05', 'dh06', 'dh09', 'dh10', 'dh11']</text:p>
          </table:table-cell>
          <table:table-cell office:value-type="string" calcext:value-type="string">
            <text:p>['ap01', 'ap04', 'ap05', 'ap06', 'dh01', 'dh03', 'dh04', 'dh05', 'dh07', 'dh08', 'dh10', 'dh11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1', 'ap05', 'ap06', 'ap07', 'dh02', 'dh04', 'dh05', 'dh06', 'dh07', 'dh08', 'dh09', 'dh10', 'dh11']</text:p>
          </table:table-cell>
          <table:table-cell office:value-type="string" calcext:value-type="string">
            <text:p>['ap01', 'ap04', 'ap07', 'dh01', 'dh02', 'dh03', 'dh04', 'dh05', 'dh06', 'dh07', 'dh09', 'dh10', 'dh11']</text:p>
          </table:table-cell>
          <table:table-cell office:value-type="string" calcext:value-type="string">
            <text:p>['ap01', 'ap04', 'ap05', 'ap07', 'dh01', 'dh02', 'dh03', 'dh04', 'dh05', 'dh07', 'dh08', 'dh09', 'dh10']</text:p>
          </table:table-cell>
          <table:table-cell office:value-type="string" calcext:value-type="string">
            <text:p>['ap01', 'ap03', 'ap05', 'ap06', 'ap07', 'dh01', 'dh02', 'dh04', 'dh05', 'dh06', 'dh09', 'dh10', 'dh11']</text:p>
          </table:table-cell>
          <table:table-cell office:value-type="string" calcext:value-type="string">
            <text:p>['ap03', 'ap05', 'ap06', 'dh01', 'dh02', 'dh03', 'dh04', 'dh05', 'dh06', 'dh07', 'dh08', 'dh09', 'dh11']</text:p>
          </table:table-cell>
          <table:table-cell office:value-type="string" calcext:value-type="string">
            <text:p>['ap01', 'ap03', 'ap05', 'ap06', 'ap07', 'dh02', 'dh04', 'dh05', 'dh06', 'dh08', 'dh09', 'dh10', 'dh11']</text:p>
          </table:table-cell>
          <table:table-cell office:value-type="string" calcext:value-type="string">
            <text:p>['ap01', 'ap04', 'ap05', 'ap06', 'ap07', 'dh01', 'dh02', 'dh03', 'dh06', 'dh07', 'dh09', 'dh10', 'dh11']</text:p>
          </table:table-cell>
          <table:table-cell office:value-type="string" calcext:value-type="string">
            <text:p>['ap01', 'ap03', 'ap04', 'ap05', 'ap06', 'dh01', 'dh02', 'dh03', 'dh06', 'dh07', 'dh08', 'dh09', 'dh10']</text:p>
          </table:table-cell>
          <table:table-cell office:value-type="string" calcext:value-type="string">
            <text:p>['ap03', 'ap04', 'ap05', 'ap07', 'dh01', 'dh02', 'dh03', 'dh04', 'dh05', 'dh06', 'dh07', 'dh08', 'dh09']</text:p>
          </table:table-cell>
          <table:table-cell office:value-type="string" calcext:value-type="string">
            <text:p>['ap01', 'ap03', 'ap05', 'ap06', 'dh01', 'dh02', 'dh03', 'dh04', 'dh05', 'dh07', 'dh08', 'dh09', 'dh11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1', 'ap03', 'ap04', 'ap05', 'ap06', 'ap07', 'dh01', 'dh02', 'dh03', 'dh04', 'dh05', 'dh06', 'dh09', 'dh11']</text:p>
          </table:table-cell>
          <table:table-cell office:value-type="string" calcext:value-type="string">
            <text:p>['ap01', 'ap04', 'ap05', 'ap06', 'ap07', 'dh01', 'dh02', 'dh03', 'dh04', 'dh05', 'dh07', 'dh08', 'dh10', 'dh11']</text:p>
          </table:table-cell>
          <table:table-cell office:value-type="string" calcext:value-type="string">
            <text:p>['ap04', 'ap05', 'ap06', 'ap07', 'dh01', 'dh02', 'dh03', 'dh04', 'dh06', 'dh07', 'dh08', 'dh09', 'dh10', 'dh11']</text:p>
          </table:table-cell>
          <table:table-cell office:value-type="string" calcext:value-type="string">
            <text:p>['ap01', 'ap03', 'ap04', 'ap05', 'dh01', 'dh02', 'dh03', 'dh04', 'dh05', 'dh06', 'dh08', 'dh09', 'dh10', 'dh11']</text:p>
          </table:table-cell>
          <table:table-cell office:value-type="string" calcext:value-type="string">
            <text:p>['ap01', 'ap04', 'ap05', 'ap06', 'ap07', 'dh01', 'dh02', 'dh04', 'dh05', 'dh06', 'dh07', 'dh08', 'dh09', 'dh11']</text:p>
          </table:table-cell>
          <table:table-cell office:value-type="string" calcext:value-type="string">
            <text:p>['ap01', 'ap03', 'ap04', 'ap05', 'ap06', 'dh01', 'dh02', 'dh04', 'dh05', 'dh06', 'dh07', 'dh09', 'dh10', 'dh11']</text:p>
          </table:table-cell>
          <table:table-cell office:value-type="string" calcext:value-type="string">
            <text:p>['ap01', 'ap03', 'ap04', 'ap05', 'ap06', 'ap07', 'dh01', 'dh02', 'dh03', 'dh05', 'dh06', 'dh07', 'dh10', 'dh11']</text:p>
          </table:table-cell>
          <table:table-cell office:value-type="string" calcext:value-type="string">
            <text:p>['ap03', 'ap04', 'ap05', 'ap06', 'ap07', 'dh02', 'dh04', 'dh05', 'dh06', 'dh07', 'dh08', 'dh09', 'dh10', 'dh11']</text:p>
          </table:table-cell>
          <table:table-cell office:value-type="string" calcext:value-type="string">
            <text:p>['ap01', 'ap03', 'ap04', 'ap06', 'ap07', 'dh01', 'dh02', 'dh03', 'dh04', 'dh05', 'dh07', 'dh08', 'dh09', 'dh11']</text:p>
          </table:table-cell>
          <table:table-cell office:value-type="string" calcext:value-type="string">
            <text:p>['ap03', 'ap04', 'ap05', 'ap07', 'dh01', 'dh02', 'dh03', 'dh04', 'dh05', 'dh06', 'dh07', 'dh08', 'dh09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table:number-columns-repeated="2" office:value-type="string" calcext:value-type="string">
            <text:p>['ap01', 'ap03', 'ap04', 'ap05', 'ap06', 'dh01', 'dh02', 'dh03', 'dh04', 'dh05', 'dh06', 'dh07', 'dh08', 'dh09', 'dh11']</text:p>
          </table:table-cell>
          <table:table-cell office:value-type="string" calcext:value-type="string">
            <text:p>['ap01', 'ap03', 'ap04', 'ap05', 'ap06', 'dh01', 'dh02', 'dh03', 'dh05', 'dh06', 'dh07', 'dh08', 'dh09', 'dh10', 'dh11']</text:p>
          </table:table-cell>
          <table:table-cell office:value-type="string" calcext:value-type="string">
            <text:p>['ap01', 'ap03', 'ap04', 'ap05', 'ap06', 'ap07', 'dh02', 'dh03', 'dh04', 'dh05', 'dh06', 'dh07', 'dh08', 'dh09', 'dh10']</text:p>
          </table:table-cell>
          <table:table-cell office:value-type="string" calcext:value-type="string">
            <text:p>['ap03', 'ap04', 'ap05', 'ap06', 'ap07', 'dh01', 'dh02', 'dh03', 'dh04', 'dh05', 'dh06', 'dh07', 'dh09', 'dh10', 'dh11']</text:p>
          </table:table-cell>
          <table:table-cell office:value-type="string" calcext:value-type="string">
            <text:p>['ap01', 'ap03', 'ap04', 'ap06', 'ap07', 'dh02', 'dh03', 'dh04', 'dh05', 'dh06', 'dh07', 'dh08', 'dh09', 'dh10', 'dh11']</text:p>
          </table:table-cell>
          <table:table-cell office:value-type="string" calcext:value-type="string">
            <text:p>['ap01', 'ap03', 'ap04', 'ap05', 'ap06', 'ap07', 'dh02', 'dh03', 'dh04', 'dh05', 'dh06', 'dh07', 'dh08', 'dh09', 'dh10']</text:p>
          </table:table-cell>
          <table:table-cell office:value-type="string" calcext:value-type="string">
            <text:p>['ap01', 'ap04', 'ap05', 'ap06', 'dh01', 'dh02', 'dh03', 'dh04', 'dh05', 'dh06', 'dh07', 'dh08', 'dh09', 'dh10', 'dh11']</text:p>
          </table:table-cell>
          <table:table-cell office:value-type="string" calcext:value-type="string">
            <text:p>['ap01', 'ap03', 'ap04', 'ap05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5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'ap01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7', 'dh01', 'dh02', 'dh03', 'dh04', 'dh05', 'dh06', 'dh07', 'dh08', 'dh09', 'dh10', 'dh11']</text:p>
          </table:table-cell>
          <table:table-cell office:value-type="string" calcext:value-type="string">
            <text:p>['ap01', 'ap03', 'ap04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6', 'dh07', 'dh08', 'dh09', 'dh10', 'dh11']</text:p>
          </table:table-cell>
          <table:table-cell office:value-type="string" calcext:value-type="string">
            <text:p>['ap01', 'ap03', 'ap04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2', 'dh03', 'dh04', 'dh05', 'dh06', 'dh07', 'dh08', 'dh09', 'dh10', 'dh11']</text:p>
          </table:table-cell>
          <table:table-cell table:number-columns-repeated="3" office:value-type="string" calcext:value-type="string">
            <text:p>['ap01', 'ap03', 'ap04', 'ap05', 'ap06', 'ap07', 'dh01', 'dh02', 'dh03', 'dh04', 'dh05', 'dh06', 'dh08', 'dh09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